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8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8.941cm"/>
    </style:style>
    <style:style style:name="co4" style:family="table-column">
      <style:table-column-properties fo:break-before="auto" style:column-width="3.5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D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el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TRADE_CODE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BIGFIELD</text:p>
          </table:table-cell>
        </table:table-row>
        <table:table-row table:style-name="ro1">
          <table:table-cell office:value-type="string" calcext:value-type="string">
            <text:p>ABIO</text:p>
          </table:table-cell>
          <table:table-cell office:value-type="float" office:value="7702508905" calcext:value-type="float">
            <text:p>7702508905</text:p>
          </table:table-cell>
          <table:table-cell office:value-type="string" calcext:value-type="string">
            <text:p>наука</text:p>
          </table:table-cell>
          <table:table-cell office:value-type="string" calcext:value-type="string">
            <text:p>Потребсектор</text:p>
          </table:table-cell>
        </table:table-row>
        <table:table-row table:style-name="ro2">
          <table:table-cell office:value-type="string" calcext:value-type="string">
            <text:p>ABRD</text:p>
          </table:table-cell>
          <table:table-cell office:value-type="float" office:value="7727620673" calcext:value-type="float">
            <text:p>7727620673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  <table:table-cell/>
        </table:table-row>
        <table:table-row table:style-name="ro1">
          <table:table-cell office:value-type="string" calcext:value-type="string">
            <text:p>ACKO</text:p>
          </table:table-cell>
          <table:table-cell office:value-type="float" office:value="7453297458" calcext:value-type="float">
            <text:p>7453297458</text:p>
          </table:table-cell>
          <table:table-cell office:value-type="string" calcext:value-type="string">
            <text:p>Страховая компания</text:p>
          </table:table-cell>
          <table:table-cell/>
        </table:table-row>
        <table:table-row table:style-name="ro1">
          <table:table-cell office:value-type="string" calcext:value-type="string">
            <text:p>AFKS</text:p>
          </table:table-cell>
          <table:table-cell office:value-type="float" office:value="7703104630" calcext:value-type="float">
            <text:p>7703104630</text:p>
          </table:table-cell>
          <table:table-cell office:value-type="string" calcext:value-type="string">
            <text:p>Вложения в ценные бумаги</text:p>
          </table:table-cell>
          <table:table-cell/>
        </table:table-row>
        <table:table-row table:style-name="ro3">
          <table:table-cell office:value-type="string" calcext:value-type="string">
            <text:p>AFLT</text:p>
          </table:table-cell>
          <table:table-cell office:value-type="float" office:value="7712040126" calcext:value-type="float">
            <text:p>7712040126</text:p>
          </table:table-cell>
          <table:table-cell office:value-type="string" calcext:value-type="string">
            <text:p>Перевозка воздушным пассажирским транспортом, подчиняющимся расписанию</text:p>
          </table:table-cell>
          <table:table-cell table:style-name="ce5"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AGRO</text:p>
          </table:table-cell>
          <table:table-cell table:number-columns-repeated="2"/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AKGD</text:p>
          </table:table-cell>
          <table:table-cell office:value-type="float" office:value="7728142469" calcext:value-type="float">
            <text:p>7728142469</text:p>
          </table:table-cell>
          <table:table-cell table:style-name="ce6"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AKMB</text:p>
          </table:table-cell>
          <table:table-cell office:value-type="float" office:value="7728142469" calcext:value-type="float">
            <text:p>7728142469</text:p>
          </table:table-cell>
          <table:table-cell table:style-name="ce6"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AKME</text:p>
          </table:table-cell>
          <table:table-cell office:value-type="float" office:value="7728142469" calcext:value-type="float">
            <text:p>7728142469</text:p>
          </table:table-cell>
          <table:table-cell table:style-name="ce6"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AKMM</text:p>
          </table:table-cell>
          <table:table-cell office:value-type="float" office:value="7728142469" calcext:value-type="float">
            <text:p>7728142469</text:p>
          </table:table-cell>
          <table:table-cell table:style-name="ce6"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AKQU</text:p>
          </table:table-cell>
          <table:table-cell office:value-type="float" office:value="7728142469" calcext:value-type="float">
            <text:p>7728142469</text:p>
          </table:table-cell>
          <table:table-cell table:style-name="ce6"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AKRN</text:p>
          </table:table-cell>
          <table:table-cell office:value-type="float" office:value="5321029508" calcext:value-type="float">
            <text:p>5321029508</text:p>
          </table:table-cell>
          <table:table-cell office:value-type="string" calcext:value-type="string">
            <text:p>химическая промышленность</text:p>
          </table:table-cell>
          <table:table-cell office:value-type="string" calcext:value-type="string">
            <text:p>Химпром</text:p>
          </table:table-cell>
        </table:table-row>
        <table:table-row table:style-name="ro1">
          <table:table-cell office:value-type="string" calcext:value-type="string">
            <text:p>ALRS</text:p>
          </table:table-cell>
          <table:table-cell office:value-type="float" office:value="1433000147" calcext:value-type="float">
            <text:p>1433000147</text:p>
          </table:table-cell>
          <table:table-cell office:value-type="string" calcext:value-type="string">
            <text:p>Добыча алмазов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3">
          <table:table-cell office:value-type="string" calcext:value-type="string">
            <text:p>AMEZ</text:p>
          </table:table-cell>
          <table:table-cell office:value-type="float" office:value="7401000473" calcext:value-type="float">
            <text:p>7401000473</text:p>
          </table:table-cell>
          <table:table-cell office:value-type="string" calcext:value-type="string">
            <text:p>Производство листового горячекатаного стального проката</text:p>
          </table:table-cell>
          <table:table-cell/>
        </table:table-row>
        <table:table-row table:style-name="ro1">
          <table:table-cell office:value-type="string" calcext:value-type="string">
            <text:p>AMRB</text:p>
          </table:table-cell>
          <table:table-cell office:value-type="float" office:value="7701253764" calcext:value-type="float">
            <text:p>7701253764</text:p>
          </table:table-cell>
          <table:table-cell table:style-name="ce6"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AMRE</text:p>
          </table:table-cell>
          <table:table-cell office:value-type="float" office:value="7701253764" calcext:value-type="float">
            <text:p>7701253764</text:p>
          </table:table-cell>
          <table:table-cell table:style-name="ce6"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AMRH</text:p>
          </table:table-cell>
          <table:table-cell office:value-type="float" office:value="7701253764" calcext:value-type="float">
            <text:p>7701253764</text:p>
          </table:table-cell>
          <table:table-cell table:style-name="ce6"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APTK</text:p>
          </table:table-cell>
          <table:table-cell office:value-type="float" office:value="7722266450" calcext:value-type="float">
            <text:p>7722266450</text:p>
          </table:table-cell>
          <table:table-cell office:value-type="string" calcext:value-type="string">
            <text:p>торговля</text:p>
          </table:table-cell>
          <table:table-cell office:value-type="string" calcext:value-type="string">
            <text:p>Потребсектор</text:p>
          </table:table-cell>
        </table:table-row>
        <table:table-row table:style-name="ro4">
          <table:table-cell office:value-type="string" calcext:value-type="string">
            <text:p>AQUA</text:p>
          </table:table-cell>
          <table:table-cell office:value-type="float" office:value="7816430057" calcext:value-type="float">
            <text:p>7816430057</text:p>
          </table:table-cell>
          <table:table-cell office:value-type="string" calcext:value-type="string">
            <text:p>Деятельность по оказанию услуг в области бухгалтерского учета, по проведению финансового аудита, по налоговому консультированию</text:p>
          </table:table-cell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ARSA</text:p>
          </table:table-cell>
          <table:table-cell office:value-type="float" office:value="7840303927" calcext:value-type="float">
            <text:p>7840303927</text:p>
          </table:table-cell>
          <table:table-cell table:style-name="ce6"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ASSB</text:p>
          </table:table-cell>
          <table:table-cell office:value-type="float" office:value="3017041554" calcext:value-type="float">
            <text:p>3017041554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ASTR</text:p>
          </table:table-cell>
          <table:table-cell office:value-type="float" office:value="7726476459" calcext:value-type="float">
            <text:p>7726476459</text:p>
          </table:table-cell>
          <table:table-cell office:value-type="string" calcext:value-type="string">
            <text:p>Деятельность по управлению холдинг-компаниями</text:p>
          </table:table-cell>
          <table:table-cell/>
        </table:table-row>
        <table:table-row table:style-name="ro1">
          <table:table-cell office:value-type="string" calcext:value-type="string">
            <text:p>AVAN</text:p>
          </table:table-cell>
          <table:table-cell office:value-type="float" office:value="7702021163" calcext:value-type="float">
            <text:p>7702021163</text:p>
          </table:table-cell>
          <table:table-cell office:value-type="string" calcext:value-type="string">
            <text:p>кредитная организация</text:p>
          </table:table-cell>
          <table:table-cell/>
        </table:table-row>
        <table:table-row table:style-name="ro1">
          <table:table-cell office:value-type="string" calcext:value-type="string">
            <text:p>BANE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  <table:table-cell/>
        </table:table-row>
        <table:table-row table:style-name="ro1">
          <table:table-cell office:value-type="string" calcext:value-type="string">
            <text:p>BANEP</text:p>
          </table:table-cell>
          <table:table-cell office:value-type="float" office:value="274051582" calcext:value-type="float">
            <text:p>274051582</text:p>
          </table:table-cell>
          <table:table-cell office:value-type="string" calcext:value-type="string">
            <text:p>Добыча сырой нефти</text:p>
          </table:table-cell>
          <table:table-cell office:value-type="string" calcext:value-type="string">
            <text:p>Нефтегаз</text:p>
          </table:table-cell>
        </table:table-row>
        <table:table-row table:style-name="ro1">
          <table:table-cell office:value-type="string" calcext:value-type="string">
            <text:p>BCSB</text:p>
          </table:table-cell>
          <table:table-cell office:value-type="float" office:value="5407191291" calcext:value-type="float">
            <text:p>5407191291</text:p>
          </table:table-cell>
          <table:table-cell table:style-name="ce6"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3">
          <table:table-cell office:value-type="string" calcext:value-type="string">
            <text:p>BELU</text:p>
          </table:table-cell>
          <table:table-cell office:value-type="float" office:value="7705634425" calcext:value-type="float">
            <text:p>770563442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BISVP</text:p>
          </table:table-cell>
          <table:table-cell office:value-type="float" office:value="274018377" calcext:value-type="float">
            <text:p>274018377</text:p>
          </table:table-cell>
          <table:table-cell office:value-type="string" calcext:value-type="string">
            <text:p>телекоммуникации</text:p>
          </table:table-cell>
          <table:table-cell/>
        </table:table-row>
        <table:table-row table:style-name="ro1">
          <table:table-cell office:value-type="string" calcext:value-type="string">
            <text:p>BLNG</text:p>
          </table:table-cell>
          <table:table-cell office:value-type="float" office:value="5410102823" calcext:value-type="float">
            <text:p>5410102823</text:p>
          </table:table-cell>
          <table:table-cell office:value-type="string" calcext:value-type="string">
            <text:p>торговля</text:p>
          </table:table-cell>
          <table:table-cell/>
        </table:table-row>
        <table:table-row table:style-name="ro4">
          <table:table-cell office:value-type="string" calcext:value-type="string">
            <text:p>BOND</text:p>
          </table:table-cell>
          <table:table-cell office:value-type="float" office:value="7826685368" calcext:value-type="float">
            <text:p>7826685368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  <table:table-cell/>
        </table:table-row>
        <table:table-row table:style-name="ro3">
          <table:table-cell office:value-type="string" calcext:value-type="string">
            <text:p>BRZL</text:p>
          </table:table-cell>
          <table:table-cell office:value-type="float" office:value="323027345" calcext:value-type="float">
            <text:p>323027345</text:p>
          </table:table-cell>
          <table:table-cell office:value-type="string" calcext:value-type="string">
            <text:p>Добыча руд и песков драгоценных металлов (золота, серебра и металлов платиновой гр</text:p>
          </table:table-cell>
          <table:table-cell/>
        </table:table-row>
        <table:table-row table:style-name="ro1">
          <table:table-cell office:value-type="string" calcext:value-type="string">
            <text:p>BSPB</text:p>
          </table:table-cell>
          <table:table-cell office:value-type="float" office:value="7831000027" calcext:value-type="float">
            <text:p>7831000027</text:p>
          </table:table-cell>
          <table:table-cell office:value-type="string" calcext:value-type="string">
            <text:p>кредитная организация</text:p>
          </table:table-cell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BSPBP</text:p>
          </table:table-cell>
          <table:table-cell office:value-type="float" office:value="7831000027" calcext:value-type="float">
            <text:p>7831000027</text:p>
          </table:table-cell>
          <table:table-cell office:value-type="string" calcext:value-type="string">
            <text:p>кредитная организация</text:p>
          </table:table-cell>
          <table:table-cell/>
        </table:table-row>
        <table:table-row table:style-name="ro1">
          <table:table-cell office:value-type="string" calcext:value-type="string">
            <text:p>CARM</text:p>
          </table:table-cell>
          <table:table-cell office:value-type="float" office:value="9704168849" calcext:value-type="float">
            <text:p>9704168849</text:p>
          </table:table-cell>
          <table:table-cell office:value-type="string" calcext:value-type="string">
            <text:p>Деятельность холдинговых компаний</text:p>
          </table:table-cell>
          <table:table-cell/>
        </table:table-row>
        <table:table-row table:style-name="ro1">
          <table:table-cell office:value-type="string" calcext:value-type="string">
            <text:p>CBOM</text:p>
          </table:table-cell>
          <table:table-cell office:value-type="float" office:value="7734202860" calcext:value-type="float">
            <text:p>7734202860</text:p>
          </table:table-cell>
          <table:table-cell office:value-type="string" calcext:value-type="string">
            <text:p>кредитная организация</text:p>
          </table:table-cell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CHGZ</text:p>
          </table:table-cell>
          <table:table-cell office:value-type="float" office:value="8620003528" calcext:value-type="float">
            <text:p>8620003528</text:p>
          </table:table-cell>
          <table:table-cell office:value-type="string" calcext:value-type="string">
            <text:p>нефтегазов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CHKZ</text:p>
          </table:table-cell>
          <table:table-cell office:value-type="float" office:value="7449006184" calcext:value-type="float">
            <text:p>7449006184</text:p>
          </table:table-cell>
          <table:table-cell office:value-type="string" calcext:value-type="string">
            <text:p>металлургия</text:p>
          </table:table-cell>
          <table:table-cell/>
        </table:table-row>
        <table:table-row table:style-name="ro1">
          <table:table-cell office:value-type="string" calcext:value-type="string">
            <text:p>CHMF</text:p>
          </table:table-cell>
          <table:table-cell office:value-type="float" office:value="3528000597" calcext:value-type="float">
            <text:p>3528000597</text:p>
          </table:table-cell>
          <table:table-cell office:value-type="string" calcext:value-type="string">
            <text:p>Производство чугуна, стали и ферросплавов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CHMK</text:p>
          </table:table-cell>
          <table:table-cell office:value-type="float" office:value="7450001007" calcext:value-type="float">
            <text:p>7450001007</text:p>
          </table:table-cell>
          <table:table-cell office:value-type="string" calcext:value-type="string">
            <text:p>металлургия</text:p>
          </table:table-cell>
          <table:table-cell/>
        </table:table-row>
        <table:table-row table:style-name="ro1">
          <table:table-cell office:value-type="string" calcext:value-type="string">
            <text:p>CIAN</text:p>
          </table:table-cell>
          <table:table-cell table:number-columns-repeated="2"/>
          <table:table-cell office:value-type="string" calcext:value-type="string">
            <text:p>ИТ</text:p>
          </table:table-cell>
        </table:table-row>
        <table:table-row table:style-name="ro1">
          <table:table-cell office:value-type="string" calcext:value-type="string">
            <text:p>CNTL</text:p>
          </table:table-cell>
          <table:table-cell office:value-type="float" office:value="7710146208" calcext:value-type="float">
            <text:p>7710146208</text:p>
          </table:table-cell>
          <table:table-cell office:value-type="string" calcext:value-type="string">
            <text:p>телекоммуникации</text:p>
          </table:table-cell>
          <table:table-cell/>
        </table:table-row>
        <table:table-row table:style-name="ro1">
          <table:table-cell office:value-type="string" calcext:value-type="string">
            <text:p>CNTLP</text:p>
          </table:table-cell>
          <table:table-cell office:value-type="float" office:value="7710146208" calcext:value-type="float">
            <text:p>7710146208</text:p>
          </table:table-cell>
          <table:table-cell office:value-type="string" calcext:value-type="string">
            <text:p>телекоммуникации</text:p>
          </table:table-cell>
          <table:table-cell/>
        </table:table-row>
        <table:table-row table:style-name="ro2">
          <table:table-cell office:value-type="string" calcext:value-type="string">
            <text:p>DIOD</text:p>
          </table:table-cell>
          <table:table-cell office:value-type="float" office:value="7725024805" calcext:value-type="float">
            <text:p>7725024805</text:p>
          </table:table-cell>
          <table:table-cell office:value-type="string" calcext:value-type="string">
            <text:p>Производство биологически активных добавок к пище</text:p>
          </table:table-cell>
          <table:table-cell/>
        </table:table-row>
        <table:table-row table:style-name="ro1">
          <table:table-cell office:value-type="string" calcext:value-type="string">
            <text:p>DIVD</text:p>
          </table:table-cell>
          <table:table-cell office:value-type="float" office:value="7826685368" calcext:value-type="float">
            <text:p>7826685368</text:p>
          </table:table-cell>
          <table:table-cell table:style-name="ce6" office:value-type="string" calcext:value-type="string">
            <text:p>Предоставление прочих финансовых услуг</text:p>
          </table:table-cell>
          <table:table-cell/>
        </table:table-row>
        <table:table-row table:style-name="ro5">
          <table:table-cell office:value-type="string" calcext:value-type="string">
            <text:p>DSKY</text:p>
          </table:table-cell>
          <table:table-cell office:value-type="float" office:value="7729355029" calcext:value-type="float">
            <text:p>7729355029</text:p>
          </table:table-cell>
          <table:table-cell office:value-type="string" calcext:value-type="string">
            <text:p>Торговля розничная непродовольственными товарами, не включенными в другие группировки, в специализированных магазинах</text:p>
          </table:table-cell>
          <table:table-cell/>
        </table:table-row>
        <table:table-row table:style-name="ro1">
          <table:table-cell office:value-type="string" calcext:value-type="string">
            <text:p>DVEC</text:p>
          </table:table-cell>
          <table:table-cell office:value-type="float" office:value="2723088770" calcext:value-type="float">
            <text:p>2723088770</text:p>
          </table:table-cell>
          <table:table-cell office:value-type="string" calcext:value-type="string">
            <text:p>Торговля электроэнергией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DZRD</text:p>
          </table:table-cell>
          <table:table-cell office:value-type="float" office:value="7114001610" calcext:value-type="float">
            <text:p>7114001610</text:p>
          </table:table-cell>
          <table:table-cell office:value-type="string" calcext:value-type="string">
            <text:p>приборостроение</text:p>
          </table:table-cell>
          <table:table-cell/>
        </table:table-row>
        <table:table-row table:style-name="ro1">
          <table:table-cell office:value-type="string" calcext:value-type="string">
            <text:p>DZRDP</text:p>
          </table:table-cell>
          <table:table-cell office:value-type="float" office:value="7114001610" calcext:value-type="float">
            <text:p>7114001610</text:p>
          </table:table-cell>
          <table:table-cell office:value-type="string" calcext:value-type="string">
            <text:p>приборостроение</text:p>
          </table:table-cell>
          <table:table-cell/>
        </table:table-row>
        <table:table-row table:style-name="ro2">
          <table:table-cell office:value-type="string" calcext:value-type="string">
            <text:p>EELT</text:p>
          </table:table-cell>
          <table:table-cell office:value-type="float" office:value="7716814300" calcext:value-type="float">
            <text:p>7716814300</text:p>
          </table:table-cell>
          <table:table-cell office:value-type="string" calcext:value-type="string">
            <text:p>Оптовая торговля прочими непродовольственными потребительскими товарами</text:p>
          </table:table-cell>
          <table:table-cell/>
        </table:table-row>
        <table:table-row table:style-name="ro5">
          <table:table-cell office:value-type="string" calcext:value-type="string">
            <text:p>ELFV</text:p>
          </table:table-cell>
          <table:table-cell office:value-type="float" office:value="6671156423" calcext:value-type="float">
            <text:p>6671156423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ELTZ</text:p>
          </table:table-cell>
          <table:table-cell office:value-type="float" office:value="1500000113" calcext:value-type="float">
            <text:p>1500000113</text:p>
          </table:table-cell>
          <table:table-cell office:value-type="string" calcext:value-type="string">
            <text:p>металлургия</text:p>
          </table:table-cell>
          <table:table-cell/>
        </table:table-row>
        <table:table-row table:style-name="ro1">
          <table:table-cell office:value-type="string" calcext:value-type="string">
            <text:p>ENPG</text:p>
          </table:table-cell>
          <table:table-cell office:value-type="float" office:value="3906382033" calcext:value-type="float">
            <text:p>3906382033</text:p>
          </table:table-cell>
          <table:table-cell office:value-type="string" calcext:value-type="string">
            <text:p>Деятельность холдинговых компаний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EQMX</text:p>
          </table:table-cell>
          <table:table-cell office:value-type="float" office:value="7701140866" calcext:value-type="float">
            <text:p>7701140866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ESGE</text:p>
          </table:table-cell>
          <table:table-cell office:value-type="float" office:value="7701140866" calcext:value-type="float">
            <text:p>7701140866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ESGR</text:p>
          </table:table-cell>
          <table:table-cell office:value-type="float" office:value="7704814182" calcext:value-type="float">
            <text:p>7704814182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ETLN</text:p>
          </table:table-cell>
          <table:table-cell table:number-columns-repeated="2"/>
          <table:table-cell office:value-type="string" calcext:value-type="string">
            <text:p>Строительные</text:p>
          </table:table-cell>
        </table:table-row>
        <table:table-row table:style-name="ro2">
          <table:table-cell office:value-type="string" calcext:value-type="string">
            <text:p>EUTR</text:p>
          </table:table-cell>
          <table:table-cell office:value-type="float" office:value="5029169023" calcext:value-type="float">
            <text:p>5029169023</text:p>
          </table:table-cell>
          <table:table-cell office:value-type="string" calcext:value-type="string">
            <text:p>Торговля розничная моторным топливом в специализированных магазинах</text:p>
          </table:table-cell>
          <table:table-cell/>
        </table:table-row>
        <table:table-row table:style-name="ro2">
          <table:table-cell office:value-type="string" calcext:value-type="string">
            <text:p>FEES</text:p>
          </table:table-cell>
          <table:table-cell office:value-type="float" office:value="4716016979" calcext:value-type="float">
            <text:p>471601697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FESH</text:p>
          </table:table-cell>
          <table:table-cell office:value-type="float" office:value="2540047110" calcext:value-type="float">
            <text:p>2540047110</text:p>
          </table:table-cell>
          <table:table-cell office:value-type="string" calcext:value-type="string">
            <text:p>транспорт</text:p>
          </table:table-cell>
          <table:table-cell table:style-name="ce5"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FIVE</text:p>
          </table:table-cell>
          <table:table-cell table:number-columns-repeated="2"/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FIXP</text:p>
          </table:table-cell>
          <table:table-cell table:number-columns-repeated="2"/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FLOT</text:p>
          </table:table-cell>
          <table:table-cell office:value-type="float" office:value="7702060116" calcext:value-type="float">
            <text:p>7702060116</text:p>
          </table:table-cell>
          <table:table-cell office:value-type="string" calcext:value-type="string">
            <text:p>торговля</text:p>
          </table:table-cell>
          <table:table-cell table:style-name="ce5"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GAZA</text:p>
          </table:table-cell>
          <table:table-cell office:value-type="float" office:value="5200000046" calcext:value-type="float">
            <text:p>5200000046</text:p>
          </table:table-cell>
          <table:table-cell office:value-type="string" calcext:value-type="string">
            <text:p>машиностроение и металлообработка</text:p>
          </table:table-cell>
          <table:table-cell/>
        </table:table-row>
        <table:table-row table:style-name="ro1">
          <table:table-cell office:value-type="string" calcext:value-type="string">
            <text:p>GAZAP</text:p>
          </table:table-cell>
          <table:table-cell office:value-type="float" office:value="5200000046" calcext:value-type="float">
            <text:p>5200000046</text:p>
          </table:table-cell>
          <table:table-cell office:value-type="string" calcext:value-type="string">
            <text:p>машиностроение и металлообработка</text:p>
          </table:table-cell>
          <table:table-cell/>
        </table:table-row>
        <table:table-row table:style-name="ro1">
          <table:table-cell office:value-type="string" calcext:value-type="string">
            <text:p>GAZC</text:p>
          </table:table-cell>
          <table:table-cell office:value-type="float" office:value="7726510759" calcext:value-type="float">
            <text:p>7726510759</text:p>
          </table:table-cell>
          <table:table-cell office:value-type="string" calcext:value-type="string">
            <text:p>Прочее финансовое посредничество</text:p>
          </table:table-cell>
          <table:table-cell/>
        </table:table-row>
        <table:table-row table:style-name="ro1">
          <table:table-cell office:value-type="string" calcext:value-type="string">
            <text:p>GAZP</text:p>
          </table:table-cell>
          <table:table-cell office:value-type="float" office:value="7736050003" calcext:value-type="float">
            <text:p>7736050003</text:p>
          </table:table-cell>
          <table:table-cell office:value-type="string" calcext:value-type="string">
            <text:p>нефтегазовая промышленность</text:p>
          </table:table-cell>
          <table:table-cell office:value-type="string" calcext:value-type="string">
            <text:p>Нефтегаз</text:p>
          </table:table-cell>
        </table:table-row>
        <table:table-row table:style-name="ro5">
          <table:table-cell office:value-type="string" calcext:value-type="string">
            <text:p>GAZS</text:p>
          </table:table-cell>
          <table:table-cell office:value-type="float" office:value="7726510741" calcext:value-type="float">
            <text:p>7726510741</text:p>
          </table:table-cell>
          <table:table-cell office:value-type="string" calcext:value-type="string">
            <text:p>Деятельность по предоставлению прочих финансовых услуг, кроме услуг по страхованию и пенсионному обеспечению</text:p>
          </table:table-cell>
          <table:table-cell/>
        </table:table-row>
        <table:table-row table:style-name="ro1">
          <table:table-cell office:value-type="string" calcext:value-type="string">
            <text:p>GAZT</text:p>
          </table:table-cell>
          <table:table-cell office:value-type="float" office:value="7705821841" calcext:value-type="float">
            <text:p>7705821841</text:p>
          </table:table-cell>
          <table:table-cell office:value-type="string" calcext:value-type="string">
            <text:p>Вложения в ценные бумаги</text:p>
          </table:table-cell>
          <table:table-cell/>
        </table:table-row>
        <table:table-row table:style-name="ro2">
          <table:table-cell office:value-type="string" calcext:value-type="string">
            <text:p>GCHE</text:p>
          </table:table-cell>
          <table:table-cell office:value-type="float" office:value="7718560636" calcext:value-type="float">
            <text:p>7718560636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  <table:table-cell/>
        </table:table-row>
        <table:table-row table:style-name="ro2">
          <table:table-cell office:value-type="string" calcext:value-type="string">
            <text:p>GECO</text:p>
          </table:table-cell>
          <table:table-cell office:value-type="float" office:value="9731078633" calcext:value-type="float">
            <text:p>9731078633</text:p>
          </table:table-cell>
          <table:table-cell office:value-type="string" calcext:value-type="string">
            <text:p>Научные исследования и разработки в области естественных и технических наук прочие</text:p>
          </table:table-cell>
          <table:table-cell/>
        </table:table-row>
        <table:table-row table:style-name="ro2">
          <table:table-cell office:value-type="string" calcext:value-type="string">
            <text:p>GEMA</text:p>
          </table:table-cell>
          <table:table-cell office:value-type="float" office:value="7736317497" calcext:value-type="float">
            <text:p>7736317497</text:p>
          </table:table-cell>
          <table:table-cell office:value-type="string" calcext:value-type="string">
            <text:p>Деятельность в области медицины прочая, не включенная в другие группировки</text:p>
          </table:table-cell>
          <table:table-cell/>
        </table:table-row>
        <table:table-row table:style-name="ro1">
          <table:table-cell office:value-type="string" calcext:value-type="string">
            <text:p>GEMC</text:p>
          </table:table-cell>
          <table:table-cell table:number-columns-repeated="2"/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GLTR</text:p>
          </table:table-cell>
          <table:table-cell table:number-columns-repeated="2"/>
          <table:table-cell table:style-name="ce5"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GLVD</text:p>
          </table:table-cell>
          <table:table-cell office:value-type="float" office:value="7826685368" calcext:value-type="float">
            <text:p>7826685368</text:p>
          </table:table-cell>
          <table:table-cell table:style-name="ce6" office:value-type="string" calcext:value-type="string">
            <text:p>Предоставление прочих финансовых услуг</text:p>
          </table:table-cell>
          <table:table-cell/>
        </table:table-row>
        <table:table-row table:style-name="ro1">
          <table:table-cell office:value-type="string" calcext:value-type="string">
            <text:p>GMKN</text:p>
          </table:table-cell>
          <table:table-cell office:value-type="float" office:value="8401005730" calcext:value-type="float">
            <text:p>8401005730</text:p>
          </table:table-cell>
          <table:table-cell office:value-type="string" calcext:value-type="string">
            <text:p>Производство прочих цветных металлов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7701140866" calcext:value-type="float">
            <text:p>7701140866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GPBC</text:p>
          </table:table-cell>
          <table:table-cell office:value-type="float" office:value="7722515837" calcext:value-type="float">
            <text:p>7722515837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GPBM</text:p>
          </table:table-cell>
          <table:table-cell office:value-type="float" office:value="7722515837" calcext:value-type="float">
            <text:p>7722515837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GPBR</text:p>
          </table:table-cell>
          <table:table-cell office:value-type="float" office:value="7722515837" calcext:value-type="float">
            <text:p>7722515837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GPBS</text:p>
          </table:table-cell>
          <table:table-cell office:value-type="float" office:value="7722515837" calcext:value-type="float">
            <text:p>7722515837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GPBW</text:p>
          </table:table-cell>
          <table:table-cell office:value-type="float" office:value="7722515837" calcext:value-type="float">
            <text:p>7722515837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GQGD</text:p>
          </table:table-cell>
          <table:table-cell office:value-type="float" office:value="7826685368" calcext:value-type="float">
            <text:p>7826685368</text:p>
          </table:table-cell>
          <table:table-cell table:style-name="ce6" office:value-type="string" calcext:value-type="string">
            <text:p>Предоставление прочих финансовых услуг</text:p>
          </table:table-cell>
          <table:table-cell/>
        </table:table-row>
        <table:table-row table:style-name="ro1">
          <table:table-cell office:value-type="string" calcext:value-type="string">
            <text:p>GROD</text:p>
          </table:table-cell>
          <table:table-cell office:value-type="float" office:value="7826685368" calcext:value-type="float">
            <text:p>7826685368</text:p>
          </table:table-cell>
          <table:table-cell table:style-name="ce6" office:value-type="string" calcext:value-type="string">
            <text:p>Предоставление прочих финансовых услуг</text:p>
          </table:table-cell>
          <table:table-cell/>
        </table:table-row>
        <table:table-row table:style-name="ro1">
          <table:table-cell office:value-type="string" calcext:value-type="string">
            <text:p>GSCD</text:p>
          </table:table-cell>
          <table:table-cell office:value-type="float" office:value="7826685368" calcext:value-type="float">
            <text:p>7826685368</text:p>
          </table:table-cell>
          <table:table-cell table:style-name="ce6" office:value-type="string" calcext:value-type="string">
            <text:p>Предоставление прочих финансовых услуг</text:p>
          </table:table-cell>
          <table:table-cell/>
        </table:table-row>
        <table:table-row table:style-name="ro2">
          <table:table-cell office:value-type="string" calcext:value-type="string">
            <text:p>GTRK</text:p>
          </table:table-cell>
          <table:table-cell office:value-type="float" office:value="9701082537" calcext:value-type="float">
            <text:p>9701082537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  <table:table-cell/>
        </table:table-row>
        <table:table-row table:style-name="ro1">
          <table:table-cell office:value-type="string" calcext:value-type="string">
            <text:p>HHRU</text:p>
          </table:table-cell>
          <table:table-cell table:number-columns-repeated="2"/>
          <table:table-cell office:value-type="string" calcext:value-type="string">
            <text:p>ИТ</text:p>
          </table:table-cell>
        </table:table-row>
        <table:table-row table:style-name="ro1">
          <table:table-cell office:value-type="string" calcext:value-type="string">
            <text:p>HIMCP</text:p>
          </table:table-cell>
          <table:table-cell office:value-type="float" office:value="2124009521" calcext:value-type="float">
            <text:p>2124009521</text:p>
          </table:table-cell>
          <table:table-cell office:value-type="string" calcext:value-type="string">
            <text:p>химическая промышленность</text:p>
          </table:table-cell>
          <table:table-cell/>
        </table:table-row>
        <table:table-row table:style-name="ro5">
          <table:table-cell office:value-type="string" calcext:value-type="string">
            <text:p>HYDR</text:p>
          </table:table-cell>
          <table:table-cell office:value-type="float" office:value="2460066195" calcext:value-type="float">
            <text:p>2460066195</text:p>
          </table:table-cell>
          <table:table-cell office:value-type="string" calcext:value-type="string">
            <text:p>Производство электроэнергии гидроэлектростанциями, в том числе деятельность по обеспечению работоспособности электростанций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IGST</text:p>
          </table:table-cell>
          <table:table-cell office:value-type="float" office:value="1826000655" calcext:value-type="float">
            <text:p>1826000655</text:p>
          </table:table-cell>
          <table:table-cell office:value-type="string" calcext:value-type="string">
            <text:p>металлургия</text:p>
          </table:table-cell>
          <table:table-cell/>
        </table:table-row>
        <table:table-row table:style-name="ro1">
          <table:table-cell office:value-type="string" calcext:value-type="string">
            <text:p>IGSTP</text:p>
          </table:table-cell>
          <table:table-cell office:value-type="float" office:value="1826000655" calcext:value-type="float">
            <text:p>1826000655</text:p>
          </table:table-cell>
          <table:table-cell office:value-type="string" calcext:value-type="string">
            <text:p>металлургия</text:p>
          </table:table-cell>
          <table:table-cell/>
        </table:table-row>
        <table:table-row table:style-name="ro1">
          <table:table-cell office:value-type="string" calcext:value-type="string">
            <text:p>INEM</text:p>
          </table:table-cell>
          <table:table-cell office:value-type="float" office:value="7705136973" calcext:value-type="float">
            <text:p>7705136973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INFL</text:p>
          </table:table-cell>
          <table:table-cell office:value-type="float" office:value="7705136973" calcext:value-type="float">
            <text:p>7705136973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INGO</text:p>
          </table:table-cell>
          <table:table-cell office:value-type="float" office:value="7705136973" calcext:value-type="float">
            <text:p>7705136973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INGR</text:p>
          </table:table-cell>
          <table:table-cell office:value-type="float" office:value="7702336269" calcext:value-type="float">
            <text:p>7702336269</text:p>
          </table:table-cell>
          <table:table-cell office:value-type="string" calcext:value-type="string">
            <text:p>инвестиции</text:p>
          </table:table-cell>
          <table:table-cell/>
        </table:table-row>
        <table:table-row table:style-name="ro1">
          <table:table-cell office:value-type="string" calcext:value-type="string">
            <text:p>INRU</text:p>
          </table:table-cell>
          <table:table-cell office:value-type="float" office:value="7705136973" calcext:value-type="float">
            <text:p>7705136973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5">
          <table:table-cell office:value-type="string" calcext:value-type="string">
            <text:p>IRAO</text:p>
          </table:table-cell>
          <table:table-cell office:value-type="float" office:value="2320109650" calcext:value-type="float">
            <text:p>2320109650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2">
          <table:table-cell office:value-type="string" calcext:value-type="string">
            <text:p>IRKT</text:p>
          </table:table-cell>
          <table:table-cell office:value-type="float" office:value="3807002509" calcext:value-type="float">
            <text:p>3807002509</text:p>
          </table:table-cell>
          <table:table-cell office:value-type="string" calcext:value-type="string">
            <text:p>Производство вертолетов, самолетов и прочих летательных аппаратов</text:p>
          </table:table-cell>
          <table:table-cell/>
        </table:table-row>
        <table:table-row table:style-name="ro1">
          <table:table-cell office:value-type="string" calcext:value-type="string">
            <text:p>JNOS</text:p>
          </table:table-cell>
          <table:table-cell office:value-type="float" office:value="7601001107" calcext:value-type="float">
            <text:p>7601001107</text:p>
          </table:table-cell>
          <table:table-cell office:value-type="string" calcext:value-type="string">
            <text:p>нефтегазопереработка</text:p>
          </table:table-cell>
          <table:table-cell/>
        </table:table-row>
        <table:table-row table:style-name="ro1">
          <table:table-cell office:value-type="string" calcext:value-type="string">
            <text:p>JNOSP</text:p>
          </table:table-cell>
          <table:table-cell office:value-type="float" office:value="7601001107" calcext:value-type="float">
            <text:p>7601001107</text:p>
          </table:table-cell>
          <table:table-cell office:value-type="string" calcext:value-type="string">
            <text:p>нефтегазопереработка</text:p>
          </table:table-cell>
          <table:table-cell/>
        </table:table-row>
        <table:table-row table:style-name="ro1">
          <table:table-cell office:value-type="string" calcext:value-type="string">
            <text:p>KAZT</text:p>
          </table:table-cell>
          <table:table-cell office:value-type="float" office:value="6320005915" calcext:value-type="float">
            <text:p>6320005915</text:p>
          </table:table-cell>
          <table:table-cell office:value-type="string" calcext:value-type="string">
            <text:p>химическая промышленность</text:p>
          </table:table-cell>
          <table:table-cell office:value-type="string" calcext:value-type="string">
            <text:p>Химпром</text:p>
          </table:table-cell>
        </table:table-row>
        <table:table-row table:style-name="ro1">
          <table:table-cell office:value-type="string" calcext:value-type="string">
            <text:p>KAZTP</text:p>
          </table:table-cell>
          <table:table-cell office:value-type="float" office:value="6320005915" calcext:value-type="float">
            <text:p>6320005915</text:p>
          </table:table-cell>
          <table:table-cell office:value-type="string" calcext:value-type="string">
            <text:p>химическая промышленность</text:p>
          </table:table-cell>
          <table:table-cell/>
        </table:table-row>
        <table:table-row table:style-name="ro2">
          <table:table-cell office:value-type="string" calcext:value-type="string">
            <text:p>KBSB</text:p>
          </table:table-cell>
          <table:table-cell office:value-type="float" office:value="2308119595" calcext:value-type="float">
            <text:p>2308119595</text:p>
          </table:table-cell>
          <table:table-cell office:value-type="string" calcext:value-type="string">
            <text:p>Деятельность агентов по оптовой торговле электроэнергией и тепловой энергией (без</text:p>
          </table:table-cell>
          <table:table-cell/>
        </table:table-row>
        <table:table-row table:style-name="ro1">
          <table:table-cell office:value-type="string" calcext:value-type="string">
            <text:p>KCHE</text:p>
          </table:table-cell>
          <table:table-cell office:value-type="float" office:value="4100000668" calcext:value-type="float">
            <text:p>4100000668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KCHEP</text:p>
          </table:table-cell>
          <table:table-cell office:value-type="float" office:value="4100000668" calcext:value-type="float">
            <text:p>4100000668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5">
          <table:table-cell office:value-type="string" calcext:value-type="string">
            <text:p>KGKC</text:p>
          </table:table-cell>
          <table:table-cell office:value-type="float" office:value="4501122913" calcext:value-type="float">
            <text:p>4501122913</text:p>
          </table:table-cell>
          <table:table-cell table:style-name="ce6"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  <table:table-cell/>
        </table:table-row>
        <table:table-row table:style-name="ro5">
          <table:table-cell office:value-type="string" calcext:value-type="string">
            <text:p>KGKCP</text:p>
          </table:table-cell>
          <table:table-cell office:value-type="float" office:value="4501122913" calcext:value-type="float">
            <text:p>4501122913</text:p>
          </table:table-cell>
          <table:table-cell table:style-name="ce6"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  <table:table-cell/>
        </table:table-row>
        <table:table-row table:style-name="ro1">
          <table:table-cell office:value-type="string" calcext:value-type="string">
            <text:p>KLSB</text:p>
          </table:table-cell>
          <table:table-cell office:value-type="float" office:value="4029030252" calcext:value-type="float">
            <text:p>4029030252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KMAZ</text:p>
          </table:table-cell>
          <table:table-cell office:value-type="float" office:value="1650032058" calcext:value-type="float">
            <text:p>1650032058</text:p>
          </table:table-cell>
          <table:table-cell office:value-type="string" calcext:value-type="string">
            <text:p>Производство грузовых автомобилей</text:p>
          </table:table-cell>
          <table:table-cell/>
        </table:table-row>
        <table:table-row table:style-name="ro1">
          <table:table-cell office:value-type="string" calcext:value-type="string">
            <text:p>KMEZ</text:p>
          </table:table-cell>
          <table:table-cell office:value-type="float" office:value="3305004397" calcext:value-type="float">
            <text:p>3305004397</text:p>
          </table:table-cell>
          <table:table-cell office:value-type="string" calcext:value-type="string">
            <text:p>машиностроение и металлообработка</text:p>
          </table:table-cell>
          <table:table-cell/>
        </table:table-row>
        <table:table-row table:style-name="ro1">
          <table:table-cell office:value-type="string" calcext:value-type="string">
            <text:p>KOGK</text:p>
          </table:table-cell>
          <table:table-cell office:value-type="float" office:value="3834002314" calcext:value-type="float">
            <text:p>3834002314</text:p>
          </table:table-cell>
          <table:table-cell office:value-type="string" calcext:value-type="string">
            <text:p>горнодобывающ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KRKN</text:p>
          </table:table-cell>
          <table:table-cell office:value-type="float" office:value="6451114900" calcext:value-type="float">
            <text:p>6451114900</text:p>
          </table:table-cell>
          <table:table-cell office:value-type="string" calcext:value-type="string">
            <text:p>нефтегазопереработка</text:p>
          </table:table-cell>
          <table:table-cell/>
        </table:table-row>
        <table:table-row table:style-name="ro1">
          <table:table-cell office:value-type="string" calcext:value-type="string">
            <text:p>KRKNP</text:p>
          </table:table-cell>
          <table:table-cell office:value-type="float" office:value="6451114900" calcext:value-type="float">
            <text:p>6451114900</text:p>
          </table:table-cell>
          <table:table-cell office:value-type="string" calcext:value-type="string">
            <text:p>нефтегазопереработка</text:p>
          </table:table-cell>
          <table:table-cell/>
        </table:table-row>
        <table:table-row table:style-name="ro1">
          <table:table-cell office:value-type="string" calcext:value-type="string">
            <text:p>KRKOP</text:p>
          </table:table-cell>
          <table:table-cell office:value-type="float" office:value="6154023009" calcext:value-type="float">
            <text:p>6154023009</text:p>
          </table:table-cell>
          <table:table-cell office:value-type="string" calcext:value-type="string">
            <text:p>машиностроение и металлообработка</text:p>
          </table:table-cell>
          <table:table-cell/>
        </table:table-row>
        <table:table-row table:style-name="ro1">
          <table:table-cell office:value-type="string" calcext:value-type="string">
            <text:p>KROT</text:p>
          </table:table-cell>
          <table:table-cell office:value-type="float" office:value="7706043263" calcext:value-type="float">
            <text:p>7706043263</text:p>
          </table:table-cell>
          <table:table-cell office:value-type="string" calcext:value-type="string">
            <text:p>пищев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KROTP</text:p>
          </table:table-cell>
          <table:table-cell office:value-type="float" office:value="7706043263" calcext:value-type="float">
            <text:p>7706043263</text:p>
          </table:table-cell>
          <table:table-cell office:value-type="string" calcext:value-type="string">
            <text:p>пищев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KRSB</text:p>
          </table:table-cell>
          <table:table-cell office:value-type="float" office:value="2466132221" calcext:value-type="float">
            <text:p>2466132221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KRSBP</text:p>
          </table:table-cell>
          <table:table-cell office:value-type="float" office:value="2466132221" calcext:value-type="float">
            <text:p>2466132221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KTSB</text:p>
          </table:table-cell>
          <table:table-cell office:value-type="float" office:value="4401050567" calcext:value-type="float">
            <text:p>4401050567</text:p>
          </table:table-cell>
          <table:table-cell office:value-type="string" calcext:value-type="string">
            <text:p>Торговля электроэнергией</text:p>
          </table:table-cell>
          <table:table-cell/>
        </table:table-row>
        <table:table-row table:style-name="ro1">
          <table:table-cell office:value-type="string" calcext:value-type="string">
            <text:p>KTSBP</text:p>
          </table:table-cell>
          <table:table-cell office:value-type="float" office:value="4401050567" calcext:value-type="float">
            <text:p>4401050567</text:p>
          </table:table-cell>
          <table:table-cell office:value-type="string" calcext:value-type="string">
            <text:p>Торговля электроэнергией</text:p>
          </table:table-cell>
          <table:table-cell/>
        </table:table-row>
        <table:table-row table:style-name="ro2">
          <table:table-cell office:value-type="string" calcext:value-type="string">
            <text:p>KUBE</text:p>
          </table:table-cell>
          <table:table-cell office:value-type="float" office:value="2309001660" calcext:value-type="float">
            <text:p>2309001660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/>
        </table:table-row>
        <table:table-row table:style-name="ro1">
          <table:table-cell office:value-type="string" calcext:value-type="string">
            <text:p>KUZB</text:p>
          </table:table-cell>
          <table:table-cell office:value-type="float" office:value="5836900162" calcext:value-type="float">
            <text:p>5836900162</text:p>
          </table:table-cell>
          <table:table-cell office:value-type="string" calcext:value-type="string">
            <text:p>кредитная организация</text:p>
          </table:table-cell>
          <table:table-cell/>
        </table:table-row>
        <table:table-row table:style-name="ro1">
          <table:table-cell office:value-type="string" calcext:value-type="string">
            <text:p>KZOS</text:p>
          </table:table-cell>
          <table:table-cell office:value-type="float" office:value="1658008723" calcext:value-type="float">
            <text:p>1658008723</text:p>
          </table:table-cell>
          <table:table-cell office:value-type="string" calcext:value-type="string">
            <text:p>химическая промышленность</text:p>
          </table:table-cell>
          <table:table-cell office:value-type="string" calcext:value-type="string">
            <text:p>Химпром</text:p>
          </table:table-cell>
        </table:table-row>
        <table:table-row table:style-name="ro1">
          <table:table-cell office:value-type="string" calcext:value-type="string">
            <text:p>KZOSP</text:p>
          </table:table-cell>
          <table:table-cell office:value-type="float" office:value="1658008723" calcext:value-type="float">
            <text:p>1658008723</text:p>
          </table:table-cell>
          <table:table-cell office:value-type="string" calcext:value-type="string">
            <text:p>химическая промышленность</text:p>
          </table:table-cell>
          <table:table-cell office:value-type="string" calcext:value-type="string">
            <text:p>Химпром</text:p>
          </table:table-cell>
        </table:table-row>
        <table:table-row table:style-name="ro1">
          <table:table-cell office:value-type="string" calcext:value-type="string">
            <text:p>LENT</text:p>
          </table:table-cell>
          <table:table-cell office:value-type="float" office:value="3906399157" calcext:value-type="float">
            <text:p>3906399157</text:p>
          </table:table-cell>
          <table:table-cell office:value-type="string" calcext:value-type="string">
            <text:p>Деятельность холдинговых компаний</text:p>
          </table:table-cell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LIFE</text:p>
          </table:table-cell>
          <table:table-cell office:value-type="float" office:value="7801075160" calcext:value-type="float">
            <text:p>7801075160</text:p>
          </table:table-cell>
          <table:table-cell office:value-type="string" calcext:value-type="string">
            <text:p>Производство лекарственных препаратов</text:p>
          </table:table-cell>
          <table:table-cell/>
        </table:table-row>
        <table:table-row table:style-name="ro5">
          <table:table-cell office:value-type="string" calcext:value-type="string">
            <text:p>LKOH</text:p>
          </table:table-cell>
          <table:table-cell office:value-type="float" office:value="7708004767" calcext:value-type="float">
            <text:p>7708004767</text:p>
          </table:table-cell>
          <table:table-cell office:value-type="string" calcext:value-type="string">
            <text:p>Работы геолого-разведочные, геофизические и геохимические в области изучения недр и воспроизводства минерально-сырьевой базы</text:p>
          </table:table-cell>
          <table:table-cell office:value-type="string" calcext:value-type="string">
            <text:p>Нефтегаз</text:p>
          </table:table-cell>
        </table:table-row>
        <table:table-row table:style-name="ro1">
          <table:table-cell office:value-type="string" calcext:value-type="string">
            <text:p>LNZL</text:p>
          </table:table-cell>
          <table:table-cell office:value-type="float" office:value="3802000096" calcext:value-type="float">
            <text:p>3802000096</text:p>
          </table:table-cell>
          <table:table-cell office:value-type="string" calcext:value-type="string">
            <text:p>горнодобывающ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LNZLP</text:p>
          </table:table-cell>
          <table:table-cell office:value-type="float" office:value="3802000096" calcext:value-type="float">
            <text:p>3802000096</text:p>
          </table:table-cell>
          <table:table-cell office:value-type="string" calcext:value-type="string">
            <text:p>горнодобывающ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LPSB</text:p>
          </table:table-cell>
          <table:table-cell office:value-type="float" office:value="4822001244" calcext:value-type="float">
            <text:p>4822001244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LQDT</text:p>
          </table:table-cell>
          <table:table-cell office:value-type="float" office:value="7701140866" calcext:value-type="float">
            <text:p>7701140866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3">
          <table:table-cell office:value-type="string" calcext:value-type="string">
            <text:p>LSNG</text:p>
          </table:table-cell>
          <table:table-cell office:value-type="float" office:value="7803002209" calcext:value-type="float">
            <text:p>780300220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/>
        </table:table-row>
        <table:table-row table:style-name="ro3">
          <table:table-cell office:value-type="string" calcext:value-type="string">
            <text:p>LSNGP</text:p>
          </table:table-cell>
          <table:table-cell office:value-type="float" office:value="7803002209" calcext:value-type="float">
            <text:p>7803002209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LSRG</text:p>
          </table:table-cell>
          <table:table-cell office:value-type="float" office:value="7838360491" calcext:value-type="float">
            <text:p>7838360491</text:p>
          </table:table-cell>
          <table:table-cell office:value-type="string" calcext:value-type="string">
            <text:p>Капиталовложения в ценные бумаги</text:p>
          </table:table-cell>
          <table:table-cell office:value-type="string" calcext:value-type="string">
            <text:p>Строительные</text:p>
          </table:table-cell>
        </table:table-row>
        <table:table-row table:style-name="ro2">
          <table:table-cell office:value-type="string" calcext:value-type="string">
            <text:p>LVHK</text:p>
          </table:table-cell>
          <table:table-cell office:value-type="float" office:value="7839462305" calcext:value-type="float">
            <text:p>7839462305</text:p>
          </table:table-cell>
          <table:table-cell office:value-type="string" calcext:value-type="string">
            <text:p>Оптовая торговля фототоварами и оптическими товарами</text:p>
          </table:table-cell>
          <table:table-cell/>
        </table:table-row>
        <table:table-row table:style-name="ro2">
          <table:table-cell office:value-type="string" calcext:value-type="string">
            <text:p>MAGE</text:p>
          </table:table-cell>
          <table:table-cell office:value-type="float" office:value="4909047148" calcext:value-type="float">
            <text:p>4909047148</text:p>
          </table:table-cell>
          <table:table-cell office:value-type="string" calcext:value-type="string">
            <text:p>Производство электроэнергии тепловыми электростанциями</text:p>
          </table:table-cell>
          <table:table-cell/>
        </table:table-row>
        <table:table-row table:style-name="ro2">
          <table:table-cell office:value-type="string" calcext:value-type="string">
            <text:p>MAGEP</text:p>
          </table:table-cell>
          <table:table-cell office:value-type="float" office:value="4909047148" calcext:value-type="float">
            <text:p>4909047148</text:p>
          </table:table-cell>
          <table:table-cell office:value-type="string" calcext:value-type="string">
            <text:p>Производство электроэнергии тепловыми электростанциями</text:p>
          </table:table-cell>
          <table:table-cell/>
        </table:table-row>
        <table:table-row table:style-name="ro1">
          <table:table-cell office:value-type="string" calcext:value-type="string">
            <text:p>MAGN</text:p>
          </table:table-cell>
          <table:table-cell office:value-type="float" office:value="7414003633" calcext:value-type="float">
            <text:p>7414003633</text:p>
          </table:table-cell>
          <table:table-cell office:value-type="string" calcext:value-type="string">
            <text:p>Производство чугуна, стали и ферросплавов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MDMG</text:p>
          </table:table-cell>
          <table:table-cell table:number-columns-repeated="2"/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MFGS</text:p>
          </table:table-cell>
          <table:table-cell office:value-type="float" office:value="8605003932" calcext:value-type="float">
            <text:p>8605003932</text:p>
          </table:table-cell>
          <table:table-cell office:value-type="string" calcext:value-type="string">
            <text:p>нефтегазов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MFGSP</text:p>
          </table:table-cell>
          <table:table-cell office:value-type="float" office:value="8605003932" calcext:value-type="float">
            <text:p>8605003932</text:p>
          </table:table-cell>
          <table:table-cell office:value-type="string" calcext:value-type="string">
            <text:p>нефтегазовая промышленность</text:p>
          </table:table-cell>
          <table:table-cell/>
        </table:table-row>
        <table:table-row table:style-name="ro2">
          <table:table-cell office:value-type="string" calcext:value-type="string">
            <text:p>MGNT</text:p>
          </table:table-cell>
          <table:table-cell office:value-type="float" office:value="2309085638" calcext:value-type="float">
            <text:p>2309085638</text:p>
          </table:table-cell>
          <table:table-cell office:value-type="string" calcext:value-type="string">
            <text:p>Аренда и управление собственным или арендованным нежилым недвижимым имуществом</text:p>
          </table:table-cell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MGNZ</text:p>
          </table:table-cell>
          <table:table-cell office:value-type="float" office:value="5919470019" calcext:value-type="float">
            <text:p>5919470019</text:p>
          </table:table-cell>
          <table:table-cell office:value-type="string" calcext:value-type="string">
            <text:p>металлургия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float" office:value="7710016640" calcext:value-type="float">
            <text:p>7710016640</text:p>
          </table:table-cell>
          <table:table-cell office:value-type="string" calcext:value-type="string">
            <text:p>Деятельность в области электросвязи</text:p>
          </table:table-cell>
          <table:table-cell/>
        </table:table-row>
        <table:table-row table:style-name="ro1">
          <table:table-cell office:value-type="string" calcext:value-type="string">
            <text:p>MGTSP</text:p>
          </table:table-cell>
          <table:table-cell office:value-type="float" office:value="7710016640" calcext:value-type="float">
            <text:p>7710016640</text:p>
          </table:table-cell>
          <table:table-cell office:value-type="string" calcext:value-type="string">
            <text:p>Деятельность в области электросвязи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MISB</text:p>
          </table:table-cell>
          <table:table-cell office:value-type="float" office:value="1215099739" calcext:value-type="float">
            <text:p>1215099739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MISBP</text:p>
          </table:table-cell>
          <table:table-cell office:value-type="float" office:value="1215099739" calcext:value-type="float">
            <text:p>1215099739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MKBD</text:p>
          </table:table-cell>
          <table:table-cell office:value-type="float" office:value="7710186602" calcext:value-type="float">
            <text:p>7710186602</text:p>
          </table:table-cell>
          <table:table-cell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MOEX</text:p>
          </table:table-cell>
          <table:table-cell office:value-type="float" office:value="7702077840" calcext:value-type="float">
            <text:p>7702077840</text:p>
          </table:table-cell>
          <table:table-cell office:value-type="string" calcext:value-type="string">
            <text:p>Управление финансовыми рынками</text:p>
          </table:table-cell>
          <table:table-cell office:value-type="string" calcext:value-type="string">
            <text:p>Финансы</text:p>
          </table:table-cell>
        </table:table-row>
        <table:table-row table:style-name="ro2">
          <table:table-cell office:value-type="string" calcext:value-type="string">
            <text:p>MRKC</text:p>
          </table:table-cell>
          <table:table-cell office:value-type="float" office:value="6901067107" calcext:value-type="float">
            <text:p>6901067107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MRKK</text:p>
          </table:table-cell>
          <table:table-cell office:value-type="float" office:value="2632082033" calcext:value-type="float">
            <text:p>2632082033</text:p>
          </table:table-cell>
          <table:table-cell office:value-type="string" calcext:value-type="string">
            <text:p>прочие отрасли</text:p>
          </table:table-cell>
          <table:table-cell/>
        </table:table-row>
        <table:table-row table:style-name="ro2">
          <table:table-cell office:value-type="string" calcext:value-type="string">
            <text:p>MRKP</text:p>
          </table:table-cell>
          <table:table-cell office:value-type="float" office:value="5260200603" calcext:value-type="float">
            <text:p>5260200603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2">
          <table:table-cell office:value-type="string" calcext:value-type="string">
            <text:p>MRKS</text:p>
          </table:table-cell>
          <table:table-cell office:value-type="float" office:value="2460069527" calcext:value-type="float">
            <text:p>2460069527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/>
        </table:table-row>
        <table:table-row table:style-name="ro2">
          <table:table-cell office:value-type="string" calcext:value-type="string">
            <text:p>MRKU</text:p>
          </table:table-cell>
          <table:table-cell office:value-type="float" office:value="6671163413" calcext:value-type="float">
            <text:p>6671163413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2">
          <table:table-cell office:value-type="string" calcext:value-type="string">
            <text:p>MRKV</text:p>
          </table:table-cell>
          <table:table-cell office:value-type="float" office:value="6450925977" calcext:value-type="float">
            <text:p>6450925977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MRKY</text:p>
          </table:table-cell>
          <table:table-cell office:value-type="float" office:value="6164266561" calcext:value-type="float">
            <text:p>6164266561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2">
          <table:table-cell office:value-type="string" calcext:value-type="string">
            <text:p>MRKZ</text:p>
          </table:table-cell>
          <table:table-cell office:value-type="float" office:value="7802312751" calcext:value-type="float">
            <text:p>7802312751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MRSB</text:p>
          </table:table-cell>
          <table:table-cell office:value-type="float" office:value="1326192645" calcext:value-type="float">
            <text:p>1326192645</text:p>
          </table:table-cell>
          <table:table-cell office:value-type="string" calcext:value-type="string">
            <text:p>Торговля электроэнергией</text:p>
          </table:table-cell>
          <table:table-cell/>
        </table:table-row>
        <table:table-row table:style-name="ro5">
          <table:table-cell office:value-type="string" calcext:value-type="string">
            <text:p>MSNG</text:p>
          </table:table-cell>
          <table:table-cell office:value-type="float" office:value="7705035012" calcext:value-type="float">
            <text:p>7705035012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2">
          <table:table-cell office:value-type="string" calcext:value-type="string">
            <text:p>MSRS</text:p>
          </table:table-cell>
          <table:table-cell office:value-type="float" office:value="5036065113" calcext:value-type="float">
            <text:p>5036065113</text:p>
          </table:table-cell>
          <table:table-cell office:value-type="string" calcext:value-type="string">
            <text:p>Передача электроэнергии и технологическое присоединение к распределительным электросетям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2">
          <table:table-cell office:value-type="string" calcext:value-type="string">
            <text:p>MSTT</text:p>
          </table:table-cell>
          <table:table-cell office:value-type="float" office:value="7701045732" calcext:value-type="float">
            <text:p>7701045732</text:p>
          </table:table-cell>
          <table:table-cell office:value-type="string" calcext:value-type="string">
            <text:p>Строительство автомобильных дорог и автомагистралей</text:p>
          </table:table-cell>
          <table:table-cell/>
        </table:table-row>
        <table:table-row table:style-name="ro2">
          <table:table-cell office:value-type="string" calcext:value-type="string">
            <text:p>MTEK</text:p>
          </table:table-cell>
          <table:table-cell office:value-type="float" office:value="6454074653" calcext:value-type="float">
            <text:p>6454074653</text:p>
          </table:table-cell>
          <table:table-cell table:style-name="ce6" office:value-type="string" calcext:value-type="string">
            <text:p>Деятельность инвестиционных фондов и аналогичных финансовых организаций</text:p>
          </table:table-cell>
          <table:table-cell/>
        </table:table-row>
        <table:table-row table:style-name="ro1">
          <table:table-cell office:value-type="string" calcext:value-type="string">
            <text:p>MTLR</text:p>
          </table:table-cell>
          <table:table-cell office:value-type="float" office:value="7703370008" calcext:value-type="float">
            <text:p>7703370008</text:p>
          </table:table-cell>
          <table:table-cell office:value-type="string" calcext:value-type="string">
            <text:p>Вложения в ценные бумаги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MTLRP</text:p>
          </table:table-cell>
          <table:table-cell office:value-type="float" office:value="7703370008" calcext:value-type="float">
            <text:p>7703370008</text:p>
          </table:table-cell>
          <table:table-cell office:value-type="string" calcext:value-type="string">
            <text:p>Вложения в ценные бумаги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2">
          <table:table-cell office:value-type="string" calcext:value-type="string">
            <text:p>MTSS</text:p>
          </table:table-cell>
          <table:table-cell office:value-type="float" office:value="7740000076" calcext:value-type="float">
            <text:p>7740000076</text:p>
          </table:table-cell>
          <table:table-cell office:value-type="string" calcext:value-type="string">
            <text:p>Деятельность в области связи на базе беспроводных технологий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MVID</text:p>
          </table:table-cell>
          <table:table-cell office:value-type="float" office:value="7707602010" calcext:value-type="float">
            <text:p>7707602010</text:p>
          </table:table-cell>
          <table:table-cell office:value-type="string" calcext:value-type="string">
            <text:p>прочие отрасли</text:p>
          </table:table-cell>
          <table:table-cell office:value-type="string" calcext:value-type="string">
            <text:p>Потребсектор</text:p>
          </table:table-cell>
        </table:table-row>
        <table:table-row table:style-name="ro2">
          <table:table-cell office:value-type="string" calcext:value-type="string">
            <text:p>NAUK</text:p>
          </table:table-cell>
          <table:table-cell office:value-type="float" office:value="7714005350" calcext:value-type="float">
            <text:p>7714005350</text:p>
          </table:table-cell>
          <table:table-cell office:value-type="string" calcext:value-type="string">
            <text:p>Научные исследования и разработки в области естественных и технических наук</text:p>
          </table:table-cell>
          <table:table-cell/>
        </table:table-row>
        <table:table-row table:style-name="ro1">
          <table:table-cell office:value-type="string" calcext:value-type="string">
            <text:p>NFAZ</text:p>
          </table:table-cell>
          <table:table-cell office:value-type="float" office:value="264004103" calcext:value-type="float">
            <text:p>264004103</text:p>
          </table:table-cell>
          <table:table-cell office:value-type="string" calcext:value-type="string">
            <text:p>машиностроение и металлообработка</text:p>
          </table:table-cell>
          <table:table-cell/>
        </table:table-row>
        <table:table-row table:style-name="ro1">
          <table:table-cell office:value-type="string" calcext:value-type="string">
            <text:p>NKHP</text:p>
          </table:table-cell>
          <table:table-cell office:value-type="float" office:value="2315014748" calcext:value-type="float">
            <text:p>2315014748</text:p>
          </table:table-cell>
          <table:table-cell office:value-type="string" calcext:value-type="string">
            <text:p>пищевая промышленность</text:p>
          </table:table-cell>
          <table:table-cell table:style-name="ce5"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NKNC</text:p>
          </table:table-cell>
          <table:table-cell office:value-type="float" office:value="1651000010" calcext:value-type="float">
            <text:p>1651000010</text:p>
          </table:table-cell>
          <table:table-cell office:value-type="string" calcext:value-type="string">
            <text:p>химическая промышленность</text:p>
          </table:table-cell>
          <table:table-cell office:value-type="string" calcext:value-type="string">
            <text:p>Химпром</text:p>
          </table:table-cell>
        </table:table-row>
        <table:table-row table:style-name="ro1">
          <table:table-cell office:value-type="string" calcext:value-type="string">
            <text:p>NKNCP</text:p>
          </table:table-cell>
          <table:table-cell office:value-type="float" office:value="1651000010" calcext:value-type="float">
            <text:p>1651000010</text:p>
          </table:table-cell>
          <table:table-cell office:value-type="string" calcext:value-type="string">
            <text:p>химическая промышленность</text:p>
          </table:table-cell>
          <table:table-cell office:value-type="string" calcext:value-type="string">
            <text:p>Химпром</text:p>
          </table:table-cell>
        </table:table-row>
        <table:table-row table:style-name="ro1">
          <table:table-cell office:value-type="string" calcext:value-type="string">
            <text:p>NKSH</text:p>
          </table:table-cell>
          <table:table-cell office:value-type="float" office:value="1651000027" calcext:value-type="float">
            <text:p>1651000027</text:p>
          </table:table-cell>
          <table:table-cell office:value-type="string" calcext:value-type="string">
            <text:p>химическая промышленность</text:p>
          </table:table-cell>
          <table:table-cell/>
        </table:table-row>
        <table:table-row table:style-name="ro2">
          <table:table-cell office:value-type="string" calcext:value-type="string">
            <text:p>NLMK</text:p>
          </table:table-cell>
          <table:table-cell office:value-type="float" office:value="4823006703" calcext:value-type="float">
            <text:p>4823006703</text:p>
          </table:table-cell>
          <table:table-cell office:value-type="string" calcext:value-type="string">
            <text:p>Производство листового холоднокатаного стального проката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NMTP</text:p>
          </table:table-cell>
          <table:table-cell office:value-type="float" office:value="2315004404" calcext:value-type="float">
            <text:p>2315004404</text:p>
          </table:table-cell>
          <table:table-cell office:value-type="string" calcext:value-type="string">
            <text:p>Деятельность по складированию и хранению</text:p>
          </table:table-cell>
          <table:table-cell table:style-name="ce5" office:value-type="string" calcext:value-type="string">
            <text:p>транспорт</text:p>
          </table:table-cell>
        </table:table-row>
        <table:table-row table:style-name="ro1">
          <table:table-cell office:value-type="string" calcext:value-type="string">
            <text:p>NNSB</text:p>
          </table:table-cell>
          <table:table-cell office:value-type="float" office:value="5260148520" calcext:value-type="float">
            <text:p>5260148520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NNSBP</text:p>
          </table:table-cell>
          <table:table-cell office:value-type="float" office:value="5260148520" calcext:value-type="float">
            <text:p>5260148520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NSVZ</text:p>
          </table:table-cell>
          <table:table-cell office:value-type="float" office:value="7714716995" calcext:value-type="float">
            <text:p>7714716995</text:p>
          </table:table-cell>
          <table:table-cell office:value-type="string" calcext:value-type="string">
            <text:p>Деятельность в области телефонной связи</text:p>
          </table:table-cell>
          <table:table-cell/>
        </table:table-row>
        <table:table-row table:style-name="ro2">
          <table:table-cell office:value-type="string" calcext:value-type="string">
            <text:p>NVTK</text:p>
          </table:table-cell>
          <table:table-cell office:value-type="float" office:value="6316031581" calcext:value-type="float">
            <text:p>6316031581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  <table:table-cell office:value-type="string" calcext:value-type="string">
            <text:p>Нефтегаз</text:p>
          </table:table-cell>
        </table:table-row>
        <table:table-row table:style-name="ro1">
          <table:table-cell office:value-type="string" calcext:value-type="string">
            <text:p>OBLG</text:p>
          </table:table-cell>
          <table:table-cell office:value-type="float" office:value="7701140866" calcext:value-type="float">
            <text:p>7701140866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5">
          <table:table-cell office:value-type="string" calcext:value-type="string">
            <text:p>OGKB</text:p>
          </table:table-cell>
          <table:table-cell office:value-type="float" office:value="2607018122" calcext:value-type="float">
            <text:p>2607018122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OKEY</text:p>
          </table:table-cell>
          <table:table-cell table:number-columns-repeated="2"/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OMZZP</text:p>
          </table:table-cell>
          <table:table-cell office:value-type="float" office:value="6663059899" calcext:value-type="float">
            <text:p>6663059899</text:p>
          </table:table-cell>
          <table:table-cell office:value-type="string" calcext:value-type="string">
            <text:p>машиностроение и металлообработка</text:p>
          </table:table-cell>
          <table:table-cell/>
        </table:table-row>
        <table:table-row table:style-name="ro1">
          <table:table-cell office:value-type="string" calcext:value-type="string">
            <text:p>OPNA</text:p>
          </table:table-cell>
          <table:table-cell office:value-type="float" office:value="7702203678" calcext:value-type="float">
            <text:p>7702203678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OPNB</text:p>
          </table:table-cell>
          <table:table-cell office:value-type="float" office:value="7705394773" calcext:value-type="float">
            <text:p>7705394773</text:p>
          </table:table-cell>
          <table:table-cell office:value-type="string" calcext:value-type="string">
            <text:p>Управление финансовыми рынками</text:p>
          </table:table-cell>
          <table:table-cell/>
        </table:table-row>
        <table:table-row table:style-name="ro1">
          <table:table-cell office:value-type="string" calcext:value-type="string">
            <text:p>OPNE</text:p>
          </table:table-cell>
          <table:table-cell office:value-type="float" office:value="7702203678" calcext:value-type="float">
            <text:p>7702203678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OPNR</text:p>
          </table:table-cell>
          <table:table-cell office:value-type="float" office:value="7705394773" calcext:value-type="float">
            <text:p>7705394773</text:p>
          </table:table-cell>
          <table:table-cell office:value-type="string" calcext:value-type="string">
            <text:p>Управление финансовыми рынками</text:p>
          </table:table-cell>
          <table:table-cell/>
        </table:table-row>
        <table:table-row table:style-name="ro1">
          <table:table-cell office:value-type="string" calcext:value-type="string">
            <text:p>OPNS</text:p>
          </table:table-cell>
          <table:table-cell office:value-type="float" office:value="7702203678" calcext:value-type="float">
            <text:p>7702203678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OPNU</text:p>
          </table:table-cell>
          <table:table-cell office:value-type="float" office:value="7702203678" calcext:value-type="float">
            <text:p>7702203678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OPNW</text:p>
          </table:table-cell>
          <table:table-cell office:value-type="float" office:value="7702203678" calcext:value-type="float">
            <text:p>7702203678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OZON</text:p>
          </table:table-cell>
          <table:table-cell table:number-columns-repeated="2"/>
          <table:table-cell office:value-type="string" calcext:value-type="string">
            <text:p>ИТ</text:p>
          </table:table-cell>
        </table:table-row>
        <table:table-row table:style-name="ro1">
          <table:table-cell office:value-type="string" calcext:value-type="string">
            <text:p>PAZA</text:p>
          </table:table-cell>
          <table:table-cell office:value-type="float" office:value="5252000350" calcext:value-type="float">
            <text:p>5252000350</text:p>
          </table:table-cell>
          <table:table-cell office:value-type="string" calcext:value-type="string">
            <text:p>машиностроение и металлообработка</text:p>
          </table:table-cell>
          <table:table-cell/>
        </table:table-row>
        <table:table-row table:style-name="ro1">
          <table:table-cell office:value-type="string" calcext:value-type="string">
            <text:p>PHOR</text:p>
          </table:table-cell>
          <table:table-cell office:value-type="float" office:value="7736216869" calcext:value-type="float">
            <text:p>7736216869</text:p>
          </table:table-cell>
          <table:table-cell office:value-type="string" calcext:value-type="string">
            <text:p>Деятельность холдинговых компаний</text:p>
          </table:table-cell>
          <table:table-cell office:value-type="string" calcext:value-type="string">
            <text:p>Химпром</text:p>
          </table:table-cell>
        </table:table-row>
        <table:table-row table:style-name="ro1">
          <table:table-cell office:value-type="string" calcext:value-type="string">
            <text:p>PIKK</text:p>
          </table:table-cell>
          <table:table-cell office:value-type="float" office:value="7713011336" calcext:value-type="float">
            <text:p>7713011336</text:p>
          </table:table-cell>
          <table:table-cell office:value-type="string" calcext:value-type="string">
            <text:p>Строительство жилых и нежилых зданий</text:p>
          </table:table-cell>
          <table:table-cell office:value-type="string" calcext:value-type="string">
            <text:p>Строительные</text:p>
          </table:table-cell>
        </table:table-row>
        <table:table-row table:style-name="ro2">
          <table:table-cell office:value-type="string" calcext:value-type="string">
            <text:p>PLZL</text:p>
          </table:table-cell>
          <table:table-cell office:value-type="float" office:value="7703389295" calcext:value-type="float">
            <text:p>7703389295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PMSB</text:p>
          </table:table-cell>
          <table:table-cell office:value-type="float" office:value="5904123809" calcext:value-type="float">
            <text:p>5904123809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PMSBP</text:p>
          </table:table-cell>
          <table:table-cell office:value-type="float" office:value="5904123809" calcext:value-type="float">
            <text:p>5904123809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POLY</text:p>
          </table:table-cell>
          <table:table-cell table:number-columns-repeated="2"/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POSI</text:p>
          </table:table-cell>
          <table:table-cell office:value-type="float" office:value="9718077239" calcext:value-type="float">
            <text:p>9718077239</text:p>
          </table:table-cell>
          <table:table-cell office:value-type="string" calcext:value-type="string">
            <text:p>Деятельность холдинговых компаний</text:p>
          </table:table-cell>
          <table:table-cell office:value-type="string" calcext:value-type="string">
            <text:p>ИТ</text:p>
          </table:table-cell>
        </table:table-row>
        <table:table-row table:style-name="ro2">
          <table:table-cell office:value-type="string" calcext:value-type="string">
            <text:p>PRFN</text:p>
          </table:table-cell>
          <table:table-cell office:value-type="float" office:value="7447014976" calcext:value-type="float">
            <text:p>7447014976</text:p>
          </table:table-cell>
          <table:table-cell office:value-type="string" calcext:value-type="string">
            <text:p>Производство строительных металлических конструкций, изделий и их частей</text:p>
          </table:table-cell>
          <table:table-cell/>
        </table:table-row>
        <table:table-row table:style-name="ro1">
          <table:table-cell office:value-type="string" calcext:value-type="string">
            <text:p>PRIE</text:p>
          </table:table-cell>
          <table:table-cell office:value-type="float" office:value="7704814182" calcext:value-type="float">
            <text:p>7704814182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PRMB</text:p>
          </table:table-cell>
          <table:table-cell office:value-type="float" office:value="2536020789" calcext:value-type="float">
            <text:p>2536020789</text:p>
          </table:table-cell>
          <table:table-cell office:value-type="string" calcext:value-type="string">
            <text:p>кредитная организация</text:p>
          </table:table-cell>
          <table:table-cell/>
        </table:table-row>
        <table:table-row table:style-name="ro1">
          <table:table-cell office:value-type="string" calcext:value-type="string">
            <text:p>QIWI</text:p>
          </table:table-cell>
          <table:table-cell table:number-columns-repeated="2"/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RASP</text:p>
          </table:table-cell>
          <table:table-cell office:value-type="float" office:value="4214002316" calcext:value-type="float">
            <text:p>4214002316</text:p>
          </table:table-cell>
          <table:table-cell office:value-type="string" calcext:value-type="string">
            <text:p>горнодобывающая промышленность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RBCM</text:p>
          </table:table-cell>
          <table:table-cell office:value-type="float" office:value="7728547955" calcext:value-type="float">
            <text:p>7728547955</text:p>
          </table:table-cell>
          <table:table-cell office:value-type="string" calcext:value-type="string">
            <text:p>телекоммуникации</text:p>
          </table:table-cell>
          <table:table-cell/>
        </table:table-row>
        <table:table-row table:style-name="ro1">
          <table:table-cell office:value-type="string" calcext:value-type="string">
            <text:p>RCGL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  <table:table-cell/>
        </table:table-row>
        <table:table-row table:style-name="ro1">
          <table:table-cell office:value-type="string" calcext:value-type="string">
            <text:p>RCHY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  <table:table-cell/>
        </table:table-row>
        <table:table-row table:style-name="ro1">
          <table:table-cell office:value-type="string" calcext:value-type="string">
            <text:p>RCMB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  <table:table-cell/>
        </table:table-row>
        <table:table-row table:style-name="ro1">
          <table:table-cell office:value-type="string" calcext:value-type="string">
            <text:p>RCMX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  <table:table-cell/>
        </table:table-row>
        <table:table-row table:style-name="ro1">
          <table:table-cell office:value-type="string" calcext:value-type="string">
            <text:p>RCUS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  <table:table-cell/>
        </table:table-row>
        <table:table-row table:style-name="ro1">
          <table:table-cell office:value-type="string" calcext:value-type="string">
            <text:p>RDRB</text:p>
          </table:table-cell>
          <table:table-cell office:value-type="float" office:value="7718011918" calcext:value-type="float">
            <text:p>7718011918</text:p>
          </table:table-cell>
          <table:table-cell office:value-type="string" calcext:value-type="string">
            <text:p>кредитная организация</text:p>
          </table:table-cell>
          <table:table-cell/>
        </table:table-row>
        <table:table-row table:style-name="ro1">
          <table:table-cell office:value-type="string" calcext:value-type="string">
            <text:p>RENI</text:p>
          </table:table-cell>
          <table:table-cell office:value-type="float" office:value="7725497022" calcext:value-type="float">
            <text:p>7725497022</text:p>
          </table:table-cell>
          <table:table-cell office:value-type="string" calcext:value-type="string">
            <text:p>Страховая компания</text:p>
          </table:table-cell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RGSS</text:p>
          </table:table-cell>
          <table:table-cell office:value-type="float" office:value="7707067683" calcext:value-type="float">
            <text:p>7707067683</text:p>
          </table:table-cell>
          <table:table-cell office:value-type="string" calcext:value-type="string">
            <text:p>Страховая компания</text:p>
          </table:table-cell>
          <table:table-cell/>
        </table:table-row>
        <table:table-row table:style-name="ro1">
          <table:table-cell office:value-type="string" calcext:value-type="string">
            <text:p>RKKE</text:p>
          </table:table-cell>
          <table:table-cell office:value-type="float" office:value="5018033937" calcext:value-type="float">
            <text:p>5018033937</text:p>
          </table:table-cell>
          <table:table-cell office:value-type="string" calcext:value-type="string">
            <text:p>наука</text:p>
          </table:table-cell>
          <table:table-cell/>
        </table:table-row>
        <table:table-row table:style-name="ro1">
          <table:table-cell office:value-type="string" calcext:value-type="string">
            <text:p>RNFT</text:p>
          </table:table-cell>
          <table:table-cell office:value-type="float" office:value="7717133960" calcext:value-type="float">
            <text:p>7717133960</text:p>
          </table:table-cell>
          <table:table-cell office:value-type="string" calcext:value-type="string">
            <text:p>нефтегазопереработка</text:p>
          </table:table-cell>
          <table:table-cell office:value-type="string" calcext:value-type="string">
            <text:p>Нефтегаз</text:p>
          </table:table-cell>
        </table:table-row>
        <table:table-row table:style-name="ro1">
          <table:table-cell office:value-type="string" calcext:value-type="string">
            <text:p>ROLO</text:p>
          </table:table-cell>
          <table:table-cell office:value-type="float" office:value="7706774915" calcext:value-type="float">
            <text:p>7706774915</text:p>
          </table:table-cell>
          <table:table-cell table:style-name="ce6" office:value-type="string" calcext:value-type="string">
            <text:p>Добыча и обогащение оловянной руды</text:p>
          </table:table-cell>
          <table:table-cell/>
        </table:table-row>
        <table:table-row table:style-name="ro1">
          <table:table-cell office:value-type="string" calcext:value-type="string">
            <text:p>ROSB</text:p>
          </table:table-cell>
          <table:table-cell office:value-type="float" office:value="7730060164" calcext:value-type="float">
            <text:p>7730060164</text:p>
          </table:table-cell>
          <table:table-cell office:value-type="string" calcext:value-type="string">
            <text:p>кредитная организация</text:p>
          </table:table-cell>
          <table:table-cell/>
        </table:table-row>
        <table:table-row table:style-name="ro1">
          <table:table-cell office:value-type="string" calcext:value-type="string">
            <text:p>ROSN</text:p>
          </table:table-cell>
          <table:table-cell office:value-type="float" office:value="7706107510" calcext:value-type="float">
            <text:p>7706107510</text:p>
          </table:table-cell>
          <table:table-cell office:value-type="string" calcext:value-type="string">
            <text:p>Добыча сырой нефти</text:p>
          </table:table-cell>
          <table:table-cell office:value-type="string" calcext:value-type="string">
            <text:p>Нефтегаз</text:p>
          </table:table-cell>
        </table:table-row>
        <table:table-row table:style-name="ro1">
          <table:table-cell office:value-type="string" calcext:value-type="string">
            <text:p>ROST</text:p>
          </table:table-cell>
          <table:table-cell office:value-type="float" office:value="7722514880" calcext:value-type="float">
            <text:p>7722514880</text:p>
          </table:table-cell>
          <table:table-cell office:value-type="string" calcext:value-type="string">
            <text:p>торговля</text:p>
          </table:table-cell>
          <table:table-cell/>
        </table:table-row>
        <table:table-row table:style-name="ro1">
          <table:table-cell office:value-type="string" calcext:value-type="string">
            <text:p>RQIE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  <table:table-cell/>
        </table:table-row>
        <table:table-row table:style-name="ro1">
          <table:table-cell office:value-type="string" calcext:value-type="string">
            <text:p>RQIU</text:p>
          </table:table-cell>
          <table:table-cell office:value-type="float" office:value="7702358512" calcext:value-type="float">
            <text:p>7702358512</text:p>
          </table:table-cell>
          <table:table-cell office:value-type="string" calcext:value-type="string">
            <text:p>Управление финансовыми рынками</text:p>
          </table:table-cell>
          <table:table-cell/>
        </table:table-row>
        <table:table-row table:style-name="ro1">
          <table:table-cell office:value-type="string" calcext:value-type="string">
            <text:p>RSHA</text:p>
          </table:table-cell>
          <table:table-cell office:value-type="float" office:value="7704814182" calcext:value-type="float">
            <text:p>7704814182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RSHE</text:p>
          </table:table-cell>
          <table:table-cell office:value-type="float" office:value="7704814182" calcext:value-type="float">
            <text:p>7704814182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RSHH</text:p>
          </table:table-cell>
          <table:table-cell office:value-type="float" office:value="7704814182" calcext:value-type="float">
            <text:p>7704814182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RSHI</text:p>
          </table:table-cell>
          <table:table-cell office:value-type="float" office:value="7704814182" calcext:value-type="float">
            <text:p>7704814182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RSHL</text:p>
          </table:table-cell>
          <table:table-cell office:value-type="float" office:value="7704814182" calcext:value-type="float">
            <text:p>7704814182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RSHU</text:p>
          </table:table-cell>
          <table:table-cell office:value-type="float" office:value="7704814182" calcext:value-type="float">
            <text:p>7704814182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RSHY</text:p>
          </table:table-cell>
          <table:table-cell office:value-type="float" office:value="7704814182" calcext:value-type="float">
            <text:p>7704814182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RTGZ</text:p>
          </table:table-cell>
          <table:table-cell office:value-type="float" office:value="6163000368" calcext:value-type="float">
            <text:p>6163000368</text:p>
          </table:table-cell>
          <table:table-cell office:value-type="string" calcext:value-type="string">
            <text:p>жилищно-коммунальное хозяйство</text:p>
          </table:table-cell>
          <table:table-cell/>
        </table:table-row>
        <table:table-row table:style-name="ro2">
          <table:table-cell office:value-type="string" calcext:value-type="string">
            <text:p>RTKM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2">
          <table:table-cell office:value-type="string" calcext:value-type="string">
            <text:p>RTKMP</text:p>
          </table:table-cell>
          <table:table-cell office:value-type="float" office:value="7707049388" calcext:value-type="float">
            <text:p>7707049388</text:p>
          </table:table-cell>
          <table:table-cell office:value-type="string" calcext:value-type="string">
            <text:p>Деятельность в области связи на базе проводных технологий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RTSB</text:p>
          </table:table-cell>
          <table:table-cell office:value-type="float" office:value="6168002922" calcext:value-type="float">
            <text:p>6168002922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RTSBP</text:p>
          </table:table-cell>
          <table:table-cell office:value-type="float" office:value="6168002922" calcext:value-type="float">
            <text:p>6168002922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RUAL</text:p>
          </table:table-cell>
          <table:table-cell office:value-type="float" office:value="3906394938" calcext:value-type="float">
            <text:p>3906394938</text:p>
          </table:table-cell>
          <table:table-cell office:value-type="string" calcext:value-type="string">
            <text:p>Деятельность холдинговых компаний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5">
          <table:table-cell office:value-type="string" calcext:value-type="string">
            <text:p>RUSI</text:p>
          </table:table-cell>
          <table:table-cell office:value-type="float" office:value="7704081545" calcext:value-type="float">
            <text:p>7704081545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  <table:table-cell/>
        </table:table-row>
        <table:table-row table:style-name="ro1">
          <table:table-cell office:value-type="string" calcext:value-type="string">
            <text:p>RZSB</text:p>
          </table:table-cell>
          <table:table-cell office:value-type="float" office:value="6229049014" calcext:value-type="float">
            <text:p>6229049014</text:p>
          </table:table-cell>
          <table:table-cell office:value-type="string" calcext:value-type="string">
            <text:p>Торговля электроэнергией</text:p>
          </table:table-cell>
          <table:table-cell/>
        </table:table-row>
        <table:table-row table:style-name="ro1">
          <table:table-cell office:value-type="string" calcext:value-type="string">
            <text:p>SAGO</text:p>
          </table:table-cell>
          <table:table-cell office:value-type="float" office:value="6315222985" calcext:value-type="float">
            <text:p>6315222985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SAGOP</text:p>
          </table:table-cell>
          <table:table-cell office:value-type="float" office:value="6315222985" calcext:value-type="float">
            <text:p>6315222985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SARE</text:p>
          </table:table-cell>
          <table:table-cell office:value-type="float" office:value="6450014808" calcext:value-type="float">
            <text:p>6450014808</text:p>
          </table:table-cell>
          <table:table-cell office:value-type="string" calcext:value-type="string">
            <text:p>Торговля электроэнергией</text:p>
          </table:table-cell>
          <table:table-cell/>
        </table:table-row>
        <table:table-row table:style-name="ro1">
          <table:table-cell office:value-type="string" calcext:value-type="string">
            <text:p>SAREP</text:p>
          </table:table-cell>
          <table:table-cell office:value-type="float" office:value="6450014808" calcext:value-type="float">
            <text:p>6450014808</text:p>
          </table:table-cell>
          <table:table-cell office:value-type="string" calcext:value-type="string">
            <text:p>Торговля электроэнергией</text:p>
          </table:table-cell>
          <table:table-cell/>
        </table:table-row>
        <table:table-row table:style-name="ro1">
          <table:table-cell office:value-type="string" calcext:value-type="string">
            <text:p>SBBE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BY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CB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CN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CS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DS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ER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SBERP</text:p>
          </table:table-cell>
          <table:table-cell office:value-type="float" office:value="7707083893" calcext:value-type="float">
            <text:p>7707083893</text:p>
          </table:table-cell>
          <table:table-cell office:value-type="string" calcext:value-type="string">
            <text:p>кредитная организация</text:p>
          </table:table-cell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SBGB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GD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HI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MM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MX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OG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PS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RB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RI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RS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SC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SP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1">
          <table:table-cell office:value-type="string" calcext:value-type="string">
            <text:p>SBWS</text:p>
          </table:table-cell>
          <table:table-cell office:value-type="float" office:value="7710183778" calcext:value-type="float">
            <text:p>7710183778</text:p>
          </table:table-cell>
          <table:table-cell table:style-name="ce6" office:value-type="string" calcext:value-type="string">
            <text:p>Вложения в ценные бумаги</text:p>
          </table:table-cell>
          <table:table-cell/>
        </table:table-row>
        <table:table-row table:style-name="ro5">
          <table:table-cell office:value-type="string" calcext:value-type="string">
            <text:p>SCFT</text:p>
          </table:table-cell>
          <table:table-cell office:value-type="float" office:value="7709324907" calcext:value-type="float">
            <text:p>770932490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  <table:table-cell/>
        </table:table-row>
        <table:table-row table:style-name="ro5">
          <table:table-cell office:value-type="string" calcext:value-type="string">
            <text:p>SCIP</text:p>
          </table:table-cell>
          <table:table-cell office:value-type="float" office:value="7709324907" calcext:value-type="float">
            <text:p>7709324907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  <table:table-cell/>
        </table:table-row>
        <table:table-row table:style-name="ro3">
          <table:table-cell office:value-type="string" calcext:value-type="string">
            <text:p>SELG</text:p>
          </table:table-cell>
          <table:table-cell office:value-type="float" office:value="1402047184" calcext:value-type="float">
            <text:p>1402047184</text:p>
          </table:table-cell>
          <table:table-cell office:value-type="string" calcext:value-type="string">
            <text:p>Добыча руд и песков драгоценных металлов (золота, серебра и металлов платиновой группы)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SFIN</text:p>
          </table:table-cell>
          <table:table-cell office:value-type="float" office:value="6164077483" calcext:value-type="float">
            <text:p>6164077483</text:p>
          </table:table-cell>
          <table:table-cell office:value-type="string" calcext:value-type="string">
            <text:p>Прочее денежное посредничество</text:p>
          </table:table-cell>
          <table:table-cell office:value-type="string" calcext:value-type="string">
            <text:p>Финансы</text:p>
          </table:table-cell>
        </table:table-row>
        <table:table-row table:style-name="ro5">
          <table:table-cell office:value-type="string" calcext:value-type="string">
            <text:p>SGZH</text:p>
          </table:table-cell>
          <table:table-cell office:value-type="float" office:value="9703024202" calcext:value-type="float">
            <text:p>9703024202</text:p>
          </table:table-cell>
          <table:table-cell office:value-type="string" calcext:value-type="string">
            <text:p>Предоставление прочих финансовых услуг, кроме услуг по страхованию и пенсионному обеспечению, не включенных в другие группировки</text:p>
          </table:table-cell>
          <table:table-cell/>
        </table:table-row>
        <table:table-row table:style-name="ro2">
          <table:table-cell office:value-type="string" calcext:value-type="string">
            <text:p>SIBN</text:p>
          </table:table-cell>
          <table:table-cell office:value-type="float" office:value="5504036333" calcext:value-type="float">
            <text:p>5504036333</text:p>
          </table:table-cell>
          <table:table-cell office:value-type="string" calcext:value-type="string">
            <text:p>Торговля оптовая твердым, жидким и газообразным топливом и подобными продуктами</text:p>
          </table:table-cell>
          <table:table-cell/>
        </table:table-row>
        <table:table-row table:style-name="ro1">
          <table:table-cell office:value-type="string" calcext:value-type="string">
            <text:p>SLEN</text:p>
          </table:table-cell>
          <table:table-cell office:value-type="float" office:value="6500000024" calcext:value-type="float">
            <text:p>6500000024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2">
          <table:table-cell office:value-type="string" calcext:value-type="string">
            <text:p>SMLT</text:p>
          </table:table-cell>
          <table:table-cell office:value-type="float" office:value="9731004688" calcext:value-type="float">
            <text:p>9731004688</text:p>
          </table:table-cell>
          <table:table-cell office:value-type="string" calcext:value-type="string">
            <text:p>Консультирование по вопросам коммерческой деятельности и управления</text:p>
          </table:table-cell>
          <table:table-cell office:value-type="string" calcext:value-type="string">
            <text:p>Строительные</text:p>
          </table:table-cell>
        </table:table-row>
        <table:table-row table:style-name="ro1">
          <table:table-cell office:value-type="string" calcext:value-type="string">
            <text:p>SNGS</text:p>
          </table:table-cell>
          <table:table-cell office:value-type="float" office:value="8602060555" calcext:value-type="float">
            <text:p>8602060555</text:p>
          </table:table-cell>
          <table:table-cell office:value-type="string" calcext:value-type="string">
            <text:p>Добыча сырой нефти</text:p>
          </table:table-cell>
          <table:table-cell office:value-type="string" calcext:value-type="string">
            <text:p>Нефтегаз</text:p>
          </table:table-cell>
        </table:table-row>
        <table:table-row table:style-name="ro1">
          <table:table-cell office:value-type="string" calcext:value-type="string">
            <text:p>SNGSP</text:p>
          </table:table-cell>
          <table:table-cell office:value-type="float" office:value="8602060555" calcext:value-type="float">
            <text:p>8602060555</text:p>
          </table:table-cell>
          <table:table-cell office:value-type="string" calcext:value-type="string">
            <text:p>Добыча сырой нефти</text:p>
          </table:table-cell>
          <table:table-cell office:value-type="string" calcext:value-type="string">
            <text:p>Нефтегаз</text:p>
          </table:table-cell>
        </table:table-row>
        <table:table-row table:style-name="ro1">
          <table:table-cell office:value-type="string" calcext:value-type="string">
            <text:p>SOFL</text:p>
          </table:table-cell>
          <table:table-cell office:value-type="float" office:value="7736227885" calcext:value-type="float">
            <text:p>7736227885</text:p>
          </table:table-cell>
          <table:table-cell office:value-type="string" calcext:value-type="string">
            <text:p>Торговля оптовая неспециализированная</text:p>
          </table:table-cell>
          <table:table-cell/>
        </table:table-row>
        <table:table-row table:style-name="ro1">
          <table:table-cell office:value-type="string" calcext:value-type="string">
            <text:p>SPBC</text:p>
          </table:table-cell>
          <table:table-cell office:value-type="float" office:value="7707583543" calcext:value-type="float">
            <text:p>7707583543</text:p>
          </table:table-cell>
          <table:table-cell table:style-name="ce6" office:value-type="string" calcext:value-type="string">
            <text:p>Вложения в ценные бумаги и деятельность дилерская</text:p>
          </table:table-cell>
          <table:table-cell/>
        </table:table-row>
        <table:table-row table:style-name="ro2">
          <table:table-cell office:value-type="string" calcext:value-type="string">
            <text:p>SPBE</text:p>
          </table:table-cell>
          <table:table-cell office:value-type="float" office:value="7801268965" calcext:value-type="float">
            <text:p>7801268965</text:p>
          </table:table-cell>
          <table:table-cell table:style-name="ce6" office:value-type="string" calcext:value-type="string">
            <text:p>Деятельность по организации торговли на финансовых рынках</text:p>
          </table:table-cell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SPBF</text:p>
          </table:table-cell>
          <table:table-cell office:value-type="float" office:value="7707583543" calcext:value-type="float">
            <text:p>7707583543</text:p>
          </table:table-cell>
          <table:table-cell table:style-name="ce6" office:value-type="string" calcext:value-type="string">
            <text:p>Вложения в ценные бумаги и деятельность дилерская</text:p>
          </table:table-cell>
          <table:table-cell/>
        </table:table-row>
        <table:table-row table:style-name="ro1">
          <table:table-cell office:value-type="string" calcext:value-type="string">
            <text:p>STSB</text:p>
          </table:table-cell>
          <table:table-cell office:value-type="float" office:value="2626033550" calcext:value-type="float">
            <text:p>2626033550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STSBP</text:p>
          </table:table-cell>
          <table:table-cell office:value-type="float" office:value="2626033550" calcext:value-type="float">
            <text:p>2626033550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SUGB</text:p>
          </table:table-cell>
          <table:table-cell office:value-type="float" office:value="7710186602" calcext:value-type="float">
            <text:p>7710186602</text:p>
          </table:table-cell>
          <table:table-cell office:value-type="string" calcext:value-type="string">
            <text:p>Деятельность по управлению ценными бумагами</text:p>
          </table:table-cell>
          <table:table-cell/>
        </table:table-row>
        <table:table-row table:style-name="ro1">
          <table:table-cell office:value-type="string" calcext:value-type="string">
            <text:p>SVAV</text:p>
          </table:table-cell>
          <table:table-cell office:value-type="float" office:value="3528079131" calcext:value-type="float">
            <text:p>3528079131</text:p>
          </table:table-cell>
          <table:table-cell office:value-type="string" calcext:value-type="string">
            <text:p>Деятельность по управлению холдинг-компаниями</text:p>
          </table:table-cell>
          <table:table-cell office:value-type="string" calcext:value-type="string">
            <text:p>Потребсектор</text:p>
          </table:table-cell>
        </table:table-row>
        <table:table-row table:style-name="ro5">
          <table:table-cell office:value-type="string" calcext:value-type="string">
            <text:p>SVET</text:p>
          </table:table-cell>
          <table:table-cell office:value-type="float" office:value="7814693830" calcext:value-type="float">
            <text:p>7814693830</text:p>
          </table:table-cell>
          <table:table-cell office:value-type="string" calcext:value-type="string">
            <text:p>Деятельность, связанная с использованием вычислительной техники и информационных технологий, прочая</text:p>
          </table:table-cell>
          <table:table-cell/>
        </table:table-row>
        <table:table-row table:style-name="ro1">
          <table:table-cell office:value-type="string" calcext:value-type="string">
            <text:p>TASB</text:p>
          </table:table-cell>
          <table:table-cell office:value-type="float" office:value="6829010210" calcext:value-type="float">
            <text:p>6829010210</text:p>
          </table:table-cell>
          <table:table-cell office:value-type="string" calcext:value-type="string">
            <text:p>Распределение электроэнергии</text:p>
          </table:table-cell>
          <table:table-cell/>
        </table:table-row>
        <table:table-row table:style-name="ro1">
          <table:table-cell office:value-type="string" calcext:value-type="string">
            <text:p>TASBP</text:p>
          </table:table-cell>
          <table:table-cell office:value-type="float" office:value="6829010210" calcext:value-type="float">
            <text:p>6829010210</text:p>
          </table:table-cell>
          <table:table-cell office:value-type="string" calcext:value-type="string">
            <text:p>Распределение электроэнергии</text:p>
          </table:table-cell>
          <table:table-cell/>
        </table:table-row>
        <table:table-row table:style-name="ro1">
          <table:table-cell office:value-type="string" calcext:value-type="string">
            <text:p>TATN</text:p>
          </table:table-cell>
          <table:table-cell office:value-type="float" office:value="1644003838" calcext:value-type="float">
            <text:p>1644003838</text:p>
          </table:table-cell>
          <table:table-cell office:value-type="string" calcext:value-type="string">
            <text:p>нефтегазовая промышленность</text:p>
          </table:table-cell>
          <table:table-cell office:value-type="string" calcext:value-type="string">
            <text:p>Нефтегаз</text:p>
          </table:table-cell>
        </table:table-row>
        <table:table-row table:style-name="ro1">
          <table:table-cell office:value-type="string" calcext:value-type="string">
            <text:p>TATNP</text:p>
          </table:table-cell>
          <table:table-cell office:value-type="float" office:value="1644003838" calcext:value-type="float">
            <text:p>1644003838</text:p>
          </table:table-cell>
          <table:table-cell office:value-type="string" calcext:value-type="string">
            <text:p>нефтегазовая промышленность</text:p>
          </table:table-cell>
          <table:table-cell office:value-type="string" calcext:value-type="string">
            <text:p>Нефтегаз</text:p>
          </table:table-cell>
        </table:table-row>
        <table:table-row table:style-name="ro1">
          <table:table-cell office:value-type="string" calcext:value-type="string">
            <text:p>TCSG</text:p>
          </table:table-cell>
          <table:table-cell table:number-columns-repeated="2"/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TGKA</text:p>
          </table:table-cell>
          <table:table-cell office:value-type="float" office:value="7841312071" calcext:value-type="float">
            <text:p>7841312071</text:p>
          </table:table-cell>
          <table:table-cell office:value-type="string" calcext:value-type="string">
            <text:p>Производство электроэнергии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2">
          <table:table-cell office:value-type="string" calcext:value-type="string">
            <text:p>TGKB</text:p>
          </table:table-cell>
          <table:table-cell office:value-type="float" office:value="7606053324" calcext:value-type="float">
            <text:p>7606053324</text:p>
          </table:table-cell>
          <table:table-cell office:value-type="string" calcext:value-type="string">
            <text:p>Производство пара и горячей воды (тепловой энергии) котельными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2">
          <table:table-cell office:value-type="string" calcext:value-type="string">
            <text:p>TGKBP</text:p>
          </table:table-cell>
          <table:table-cell office:value-type="float" office:value="7606053324" calcext:value-type="float">
            <text:p>7606053324</text:p>
          </table:table-cell>
          <table:table-cell office:value-type="string" calcext:value-type="string">
            <text:p>Производство пара и горячей воды (тепловой энергии) котельными</text:p>
          </table:table-cell>
          <table:table-cell/>
        </table:table-row>
        <table:table-row table:style-name="ro5">
          <table:table-cell office:value-type="string" calcext:value-type="string">
            <text:p>TGKN</text:p>
          </table:table-cell>
          <table:table-cell office:value-type="float" office:value="7534018889" calcext:value-type="float">
            <text:p>7534018889</text:p>
          </table:table-cell>
          <table:table-cell office:value-type="string" calcext:value-type="string">
            <text:p>Производство электроэнергии тепловыми электростанциями, в том числе деятельность по обеспечению работоспособности электростанций</text:p>
          </table:table-cell>
          <table:table-cell/>
        </table:table-row>
        <table:table-row table:style-name="ro1">
          <table:table-cell office:value-type="string" calcext:value-type="string">
            <text:p>TNSE</text:p>
          </table:table-cell>
          <table:table-cell office:value-type="float" office:value="7705541227" calcext:value-type="float">
            <text:p>7705541227</text:p>
          </table:table-cell>
          <table:table-cell office:value-type="string" calcext:value-type="string">
            <text:p>Прочая оптовая торговля</text:p>
          </table:table-cell>
          <table:table-cell/>
        </table:table-row>
        <table:table-row table:style-name="ro1">
          <table:table-cell office:value-type="string" calcext:value-type="string">
            <text:p>TORS</text:p>
          </table:table-cell>
          <table:table-cell office:value-type="float" office:value="7017114672" calcext:value-type="float">
            <text:p>7017114672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TORSP</text:p>
          </table:table-cell>
          <table:table-cell office:value-type="float" office:value="7017114672" calcext:value-type="float">
            <text:p>7017114672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TRMK</text:p>
          </table:table-cell>
          <table:table-cell office:value-type="float" office:value="7710373095" calcext:value-type="float">
            <text:p>7710373095</text:p>
          </table:table-cell>
          <table:table-cell office:value-type="string" calcext:value-type="string">
            <text:p>Деятельность холдинговых компаний</text:p>
          </table:table-cell>
          <table:table-cell/>
        </table:table-row>
        <table:table-row table:style-name="ro2">
          <table:table-cell office:value-type="string" calcext:value-type="string">
            <text:p>TRNFP</text:p>
          </table:table-cell>
          <table:table-cell office:value-type="float" office:value="7706061801" calcext:value-type="float">
            <text:p>7706061801</text:p>
          </table:table-cell>
          <table:table-cell office:value-type="string" calcext:value-type="string">
            <text:p>Транспортирование по трубопроводам нефти и нефтепродуктов</text:p>
          </table:table-cell>
          <table:table-cell office:value-type="string" calcext:value-type="string">
            <text:p>Нефтегаз</text:p>
          </table:table-cell>
        </table:table-row>
        <table:table-row table:style-name="ro1">
          <table:table-cell office:value-type="string" calcext:value-type="string">
            <text:p>TTLK</text:p>
          </table:table-cell>
          <table:table-cell office:value-type="float" office:value="1681000024" calcext:value-type="float">
            <text:p>1681000024</text:p>
          </table:table-cell>
          <table:table-cell office:value-type="string" calcext:value-type="string">
            <text:p>телекоммуникации</text:p>
          </table:table-cell>
          <table:table-cell office:value-type="string" calcext:value-type="string">
            <text:p>Телекоммуникации</text:p>
          </table:table-cell>
        </table:table-row>
        <table:table-row table:style-name="ro1">
          <table:table-cell office:value-type="string" calcext:value-type="string">
            <text:p>TUZA</text:p>
          </table:table-cell>
          <table:table-cell office:value-type="float" office:value="269008334" calcext:value-type="float">
            <text:p>269008334</text:p>
          </table:table-cell>
          <table:table-cell office:value-type="string" calcext:value-type="string">
            <text:p>машиностроение и металлообработка</text:p>
          </table:table-cell>
          <table:table-cell/>
        </table:table-row>
        <table:table-row table:style-name="ro1">
          <table:table-cell office:value-type="string" calcext:value-type="string">
            <text:p>UGLD</text:p>
          </table:table-cell>
          <table:table-cell office:value-type="float" office:value="7424024375" calcext:value-type="float">
            <text:p>7424024375</text:p>
          </table:table-cell>
          <table:table-cell office:value-type="string" calcext:value-type="string">
            <text:p>горнодобывающ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UKUZ</text:p>
          </table:table-cell>
          <table:table-cell office:value-type="float" office:value="4214000608" calcext:value-type="float">
            <text:p>4214000608</text:p>
          </table:table-cell>
          <table:table-cell office:value-type="string" calcext:value-type="string">
            <text:p>горнодобывающ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UNAC</text:p>
          </table:table-cell>
          <table:table-cell office:value-type="float" office:value="7708619320" calcext:value-type="float">
            <text:p>7708619320</text:p>
          </table:table-cell>
          <table:table-cell office:value-type="string" calcext:value-type="string">
            <text:p>прочие отрасли</text:p>
          </table:table-cell>
          <table:table-cell/>
        </table:table-row>
        <table:table-row table:style-name="ro1">
          <table:table-cell office:value-type="string" calcext:value-type="string">
            <text:p>UNKL</text:p>
          </table:table-cell>
          <table:table-cell office:value-type="float" office:value="5613000143" calcext:value-type="float">
            <text:p>5613000143</text:p>
          </table:table-cell>
          <table:table-cell office:value-type="string" calcext:value-type="string">
            <text:p>металлургия</text:p>
          </table:table-cell>
          <table:table-cell/>
        </table:table-row>
        <table:table-row table:style-name="ro1">
          <table:table-cell office:value-type="string" calcext:value-type="string">
            <text:p>UPRO</text:p>
          </table:table-cell>
          <table:table-cell office:value-type="float" office:value="8602067092" calcext:value-type="float">
            <text:p>8602067092</text:p>
          </table:table-cell>
          <table:table-cell office:value-type="string" calcext:value-type="string">
            <text:p>энергетика</text:p>
          </table:table-cell>
          <table:table-cell office:value-type="string" calcext:value-type="string">
            <text:p>Электроэнергетика</text:p>
          </table:table-cell>
        </table:table-row>
        <table:table-row table:style-name="ro1">
          <table:table-cell office:value-type="string" calcext:value-type="string">
            <text:p>URKZ</text:p>
          </table:table-cell>
          <table:table-cell office:value-type="float" office:value="7420000133" calcext:value-type="float">
            <text:p>7420000133</text:p>
          </table:table-cell>
          <table:table-cell office:value-type="string" calcext:value-type="string">
            <text:p>металлообработка</text:p>
          </table:table-cell>
          <table:table-cell/>
        </table:table-row>
        <table:table-row table:style-name="ro1">
          <table:table-cell office:value-type="string" calcext:value-type="string">
            <text:p>US78307AAE38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  <table:table-cell/>
        </table:table-row>
        <table:table-row table:style-name="ro1">
          <table:table-cell office:value-type="string" calcext:value-type="string">
            <text:p>US78307ACZ4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  <table:table-cell/>
        </table:table-row>
        <table:table-row table:style-name="ro1">
          <table:table-cell office:value-type="string" calcext:value-type="string">
            <text:p>USBN</text:p>
          </table:table-cell>
          <table:table-cell office:value-type="float" office:value="274062111" calcext:value-type="float">
            <text:p>274062111</text:p>
          </table:table-cell>
          <table:table-cell office:value-type="string" calcext:value-type="string">
            <text:p>кредитная организация</text:p>
          </table:table-cell>
          <table:table-cell/>
        </table:table-row>
        <table:table-row table:style-name="ro1">
          <table:table-cell office:value-type="string" calcext:value-type="string">
            <text:p>UTAR</text:p>
          </table:table-cell>
          <table:table-cell office:value-type="float" office:value="7204002873" calcext:value-type="float">
            <text:p>7204002873</text:p>
          </table:table-cell>
          <table:table-cell office:value-type="string" calcext:value-type="string">
            <text:p>транспорт</text:p>
          </table:table-cell>
          <table:table-cell/>
        </table:table-row>
        <table:table-row table:style-name="ro2">
          <table:table-cell office:value-type="string" calcext:value-type="string">
            <text:p>UWGN</text:p>
          </table:table-cell>
          <table:table-cell office:value-type="float" office:value="7705522866" calcext:value-type="float">
            <text:p>7705522866</text:p>
          </table:table-cell>
          <table:table-cell table:style-name="ce6" office:value-type="string" calcext:value-type="string">
            <text:p>Консультирование по вопросам коммерческой деятельности и управления</text:p>
          </table:table-cell>
          <table:table-cell/>
        </table:table-row>
        <table:table-row table:style-name="ro1">
          <table:table-cell office:value-type="string" calcext:value-type="string">
            <text:p>VGSB</text:p>
          </table:table-cell>
          <table:table-cell office:value-type="float" office:value="3445071523" calcext:value-type="float">
            <text:p>3445071523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VGSBP</text:p>
          </table:table-cell>
          <table:table-cell office:value-type="float" office:value="3445071523" calcext:value-type="float">
            <text:p>3445071523</text:p>
          </table:table-cell>
          <table:table-cell office:value-type="string" calcext:value-type="string">
            <text:p>энергетика</text:p>
          </table:table-cell>
          <table:table-cell/>
        </table:table-row>
        <table:table-row table:style-name="ro1">
          <table:table-cell office:value-type="string" calcext:value-type="string">
            <text:p>VJGZ</text:p>
          </table:table-cell>
          <table:table-cell office:value-type="float" office:value="8609000160" calcext:value-type="float">
            <text:p>8609000160</text:p>
          </table:table-cell>
          <table:table-cell office:value-type="string" calcext:value-type="string">
            <text:p>нефтегазов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VJGZP</text:p>
          </table:table-cell>
          <table:table-cell office:value-type="float" office:value="8609000160" calcext:value-type="float">
            <text:p>8609000160</text:p>
          </table:table-cell>
          <table:table-cell office:value-type="string" calcext:value-type="string">
            <text:p>нефтегазов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VKCO</text:p>
          </table:table-cell>
          <table:table-cell office:value-type="float" office:value="3900015862" calcext:value-type="float">
            <text:p>3900015862</text:p>
          </table:table-cell>
          <table:table-cell office:value-type="string" calcext:value-type="string">
            <text:p>Деятельность холдинговых компаний</text:p>
          </table:table-cell>
          <table:table-cell office:value-type="string" calcext:value-type="string">
            <text:p>ИТ</text:p>
          </table:table-cell>
        </table:table-row>
        <table:table-row table:style-name="ro1">
          <table:table-cell office:value-type="string" calcext:value-type="string">
            <text:p>VLHZ</text:p>
          </table:table-cell>
          <table:table-cell office:value-type="float" office:value="3302000669" calcext:value-type="float">
            <text:p>3302000669</text:p>
          </table:table-cell>
          <table:table-cell office:value-type="string" calcext:value-type="string">
            <text:p>химическая промышленность</text:p>
          </table:table-cell>
          <table:table-cell/>
        </table:table-row>
        <table:table-row table:style-name="ro2">
          <table:table-cell office:value-type="string" calcext:value-type="string">
            <text:p>VRSB</text:p>
          </table:table-cell>
          <table:table-cell office:value-type="float" office:value="3663050467" calcext:value-type="float">
            <text:p>3663050467</text:p>
          </table:table-cell>
          <table:table-cell office:value-type="string" calcext:value-type="string">
            <text:p>Деятельность агентов по оптовой торговле электроэнергией и тепловой энергией (без</text:p>
          </table:table-cell>
          <table:table-cell/>
        </table:table-row>
        <table:table-row table:style-name="ro2">
          <table:table-cell office:value-type="string" calcext:value-type="string">
            <text:p>VRSBP</text:p>
          </table:table-cell>
          <table:table-cell office:value-type="float" office:value="3663050467" calcext:value-type="float">
            <text:p>3663050467</text:p>
          </table:table-cell>
          <table:table-cell office:value-type="string" calcext:value-type="string">
            <text:p>Деятельность агентов по оптовой торговле электроэнергией и тепловой энергией (без</text:p>
          </table:table-cell>
          <table:table-cell/>
        </table:table-row>
        <table:table-row table:style-name="ro1">
          <table:table-cell office:value-type="string" calcext:value-type="string">
            <text:p>VSMO</text:p>
          </table:table-cell>
          <table:table-cell office:value-type="float" office:value="6607000556" calcext:value-type="float">
            <text:p>6607000556</text:p>
          </table:table-cell>
          <table:table-cell office:value-type="string" calcext:value-type="string">
            <text:p>металлургия</text:p>
          </table:table-cell>
          <table:table-cell office:value-type="string" calcext:value-type="string">
            <text:p>Металлы и добыча</text:p>
          </table:table-cell>
        </table:table-row>
        <table:table-row table:style-name="ro1">
          <table:table-cell office:value-type="string" calcext:value-type="string">
            <text:p>VSYD</text:p>
          </table:table-cell>
          <table:table-cell office:value-type="float" office:value="4704012874" calcext:value-type="float">
            <text:p>4704012874</text:p>
          </table:table-cell>
          <table:table-cell office:value-type="string" calcext:value-type="string">
            <text:p>судостроительн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VSYDP</text:p>
          </table:table-cell>
          <table:table-cell office:value-type="float" office:value="4704012874" calcext:value-type="float">
            <text:p>4704012874</text:p>
          </table:table-cell>
          <table:table-cell office:value-type="string" calcext:value-type="string">
            <text:p>судостроительная промышленность</text:p>
          </table:table-cell>
          <table:table-cell/>
        </table:table-row>
        <table:table-row table:style-name="ro1">
          <table:table-cell office:value-type="string" calcext:value-type="string">
            <text:p>VTBR</text:p>
          </table:table-cell>
          <table:table-cell office:value-type="float" office:value="7702070139" calcext:value-type="float">
            <text:p>7702070139</text:p>
          </table:table-cell>
          <table:table-cell office:value-type="string" calcext:value-type="string">
            <text:p>кредитная организация</text:p>
          </table:table-cell>
          <table:table-cell office:value-type="string" calcext:value-type="string">
            <text:p>Финансы</text:p>
          </table:table-cell>
        </table:table-row>
        <table:table-row table:style-name="ro1">
          <table:table-cell office:value-type="string" calcext:value-type="string">
            <text:p>WTCM</text:p>
          </table:table-cell>
          <table:table-cell office:value-type="float" office:value="7703034574" calcext:value-type="float">
            <text:p>7703034574</text:p>
          </table:table-cell>
          <table:table-cell office:value-type="string" calcext:value-type="string">
            <text:p>торговля</text:p>
          </table:table-cell>
          <table:table-cell/>
        </table:table-row>
        <table:table-row table:style-name="ro1">
          <table:table-cell office:value-type="string" calcext:value-type="string">
            <text:p>WTCMP</text:p>
          </table:table-cell>
          <table:table-cell office:value-type="float" office:value="7703034574" calcext:value-type="float">
            <text:p>7703034574</text:p>
          </table:table-cell>
          <table:table-cell office:value-type="string" calcext:value-type="string">
            <text:p>торговля</text:p>
          </table:table-cell>
          <table:table-cell/>
        </table:table-row>
        <table:table-row table:style-name="ro1">
          <table:table-cell office:value-type="string" calcext:value-type="string">
            <text:p>WUSH</text:p>
          </table:table-cell>
          <table:table-cell office:value-type="float" office:value="9703103060" calcext:value-type="float">
            <text:p>9703103060</text:p>
          </table:table-cell>
          <table:table-cell office:value-type="string" calcext:value-type="string">
            <text:p>Деятельность по управлению холдинг-компаниями</text:p>
          </table:table-cell>
          <table:table-cell office:value-type="string" calcext:value-type="string">
            <text:p>Потребсектор</text:p>
          </table:table-cell>
        </table:table-row>
        <table:table-row table:style-name="ro1">
          <table:table-cell office:value-type="string" calcext:value-type="string">
            <text:p>XS0088543193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  <table:table-cell/>
        </table:table-row>
        <table:table-row table:style-name="ro1">
          <table:table-cell office:value-type="string" calcext:value-type="string">
            <text:p>XS0114288789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  <table:table-cell/>
        </table:table-row>
        <table:table-row table:style-name="ro1">
          <table:table-cell office:value-type="string" calcext:value-type="string">
            <text:p>XS0767473852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  <table:table-cell/>
        </table:table-row>
        <table:table-row table:style-name="ro1">
          <table:table-cell office:value-type="string" calcext:value-type="string">
            <text:p>XS0971721963</text:p>
          </table:table-cell>
          <table:table-cell office:value-type="float" office:value="7710168360" calcext:value-type="float">
            <text:p>7710168360</text:p>
          </table:table-cell>
          <table:table-cell office:value-type="string" calcext:value-type="string">
            <text:p>орган власти РФ</text:p>
          </table:table-cell>
          <table:table-cell/>
        </table:table-row>
        <table:table-row table:style-name="ro1">
          <table:table-cell office:value-type="string" calcext:value-type="string">
            <text:p>YAKG</text:p>
          </table:table-cell>
          <table:table-cell office:value-type="float" office:value="1435032049" calcext:value-type="float">
            <text:p>1435032049</text:p>
          </table:table-cell>
          <table:table-cell office:value-type="string" calcext:value-type="string">
            <text:p>нефтегазовая промышленность</text:p>
          </table:table-cell>
          <table:table-cell/>
        </table:table-row>
        <table:table-row table:style-name="ro2">
          <table:table-cell office:value-type="string" calcext:value-type="string">
            <text:p>YKEN</text:p>
          </table:table-cell>
          <table:table-cell office:value-type="float" office:value="1435028701" calcext:value-type="float">
            <text:p>1435028701</text:p>
          </table:table-cell>
          <table:table-cell office:value-type="string" calcext:value-type="string">
            <text:p>Производство электроэнергии тепловыми электростанциями</text:p>
          </table:table-cell>
          <table:table-cell/>
        </table:table-row>
        <table:table-row table:style-name="ro2">
          <table:table-cell office:value-type="string" calcext:value-type="string">
            <text:p>YKENP</text:p>
          </table:table-cell>
          <table:table-cell office:value-type="float" office:value="1435028701" calcext:value-type="float">
            <text:p>1435028701</text:p>
          </table:table-cell>
          <table:table-cell office:value-type="string" calcext:value-type="string">
            <text:p>Производство электроэнергии тепловыми электростанциями</text:p>
          </table:table-cell>
          <table:table-cell/>
        </table:table-row>
        <table:table-row table:style-name="ro1">
          <table:table-cell office:value-type="string" calcext:value-type="string">
            <text:p>YNDX</text:p>
          </table:table-cell>
          <table:table-cell table:number-columns-repeated="2"/>
          <table:table-cell office:value-type="string" calcext:value-type="string">
            <text:p>ИТ</text:p>
          </table:table-cell>
        </table:table-row>
        <table:table-row table:style-name="ro1">
          <table:table-cell office:value-type="string" calcext:value-type="string">
            <text:p>YRSB</text:p>
          </table:table-cell>
          <table:table-cell office:value-type="float" office:value="7606052264" calcext:value-type="float">
            <text:p>7606052264</text:p>
          </table:table-cell>
          <table:table-cell office:value-type="string" calcext:value-type="string">
            <text:p>Распределение электроэнергии</text:p>
          </table:table-cell>
          <table:table-cell/>
        </table:table-row>
        <table:table-row table:style-name="ro1">
          <table:table-cell office:value-type="string" calcext:value-type="string">
            <text:p>YRSBP</text:p>
          </table:table-cell>
          <table:table-cell office:value-type="float" office:value="7606052264" calcext:value-type="float">
            <text:p>7606052264</text:p>
          </table:table-cell>
          <table:table-cell office:value-type="string" calcext:value-type="string">
            <text:p>Распределение электроэнергии</text:p>
          </table:table-cell>
          <table:table-cell/>
        </table:table-row>
        <table:table-row table:style-name="ro1">
          <table:table-cell office:value-type="string" calcext:value-type="string">
            <text:p>YUAN</text:p>
          </table:table-cell>
          <table:table-cell office:value-type="float" office:value="7705136973" calcext:value-type="float">
            <text:p>7705136973</text:p>
          </table:table-cell>
          <table:table-cell table:style-name="ce6" office:value-type="string" calcext:value-type="string">
            <text:p>Деятельность по управлению фондами</text:p>
          </table:table-cell>
          <table:table-cell/>
        </table:table-row>
        <table:table-row table:style-name="ro1">
          <table:table-cell office:value-type="string" calcext:value-type="string">
            <text:p>ZILL</text:p>
          </table:table-cell>
          <table:table-cell office:value-type="float" office:value="7725043886" calcext:value-type="float">
            <text:p>7725043886</text:p>
          </table:table-cell>
          <table:table-cell office:value-type="string" calcext:value-type="string">
            <text:p>машиностроение и металлообработка</text:p>
          </table:table-cell>
          <table:table-cell/>
        </table:table-row>
        <table:table-row table:style-name="ro1">
          <table:table-cell office:value-type="string" calcext:value-type="string">
            <text:p>ZVEZ</text:p>
          </table:table-cell>
          <table:table-cell office:value-type="float" office:value="7811038760" calcext:value-type="float">
            <text:p>7811038760</text:p>
          </table:table-cell>
          <table:table-cell office:value-type="string" calcext:value-type="string">
            <text:p>машиностроение и металлообработка</text:p>
          </table:table-cell>
          <table:table-cell/>
        </table:table-row>
        <table:table-row table:style-name="ro1" table:number-rows-repeated="10482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fields.A1:fields.D3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Roboto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DK" style:letter-kerning="true" style:font-name-asian="DejaVu Sans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00-00-00</text:date>, <text:time style:data-style-name="N2" text:time-value="02:38:58.5243869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3T02:38:53.020271416</dc:date>
    <meta:editing-duration>PT3H38M20S</meta:editing-duration>
    <meta:editing-cycles>9</meta:editing-cycles>
    <meta:generator>LibreOffice/7.6.2.1$Linux_X86_64 LibreOffice_project/60$Build-1</meta:generator>
    <meta:document-statistic meta:table-count="1" meta:cell-count="1069" meta:object-count="0"/>
  </office:meta>
</office:document-meta>
</file>